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1" svg:font-family="Arial" style:font-family-generic="swiss"/>
    <style:font-face style:name="MS Sans Serif" svg:font-family="'MS Sans Serif'" style:font-family-generic="swiss"/>
    <style:font-face style:name="楷体_GB2312" svg:font-family="楷体_GB2312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2.481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3.5063in"/>
    </style:style>
    <style:style style:name="co6" style:family="table-column">
      <style:table-column-properties fo:break-before="auto" style:column-width="9.7063in"/>
    </style:style>
    <style:style style:name="co7" style:family="table-column">
      <style:table-column-properties fo:break-before="auto" style:column-width="5.192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5.2835in"/>
    </style:style>
    <style:style style:name="co10" style:family="table-column">
      <style:table-column-properties fo:break-before="auto" style:column-width="5.889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2.3811in"/>
    </style:style>
    <style:style style:name="co14" style:family="table-column">
      <style:table-column-properties fo:break-before="auto" style:column-width="2.0646in"/>
    </style:style>
    <style:style style:name="co15" style:family="table-column">
      <style:table-column-properties fo:break-before="auto" style:column-width="2.7528in"/>
    </style:style>
    <style:style style:name="co16" style:family="table-column">
      <style:table-column-properties fo:break-before="auto" style:column-width="3.1457in"/>
    </style:style>
    <style:style style:name="co17" style:family="table-column">
      <style:table-column-properties fo:break-before="auto" style:column-width="3.1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8189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6764in" fo:break-before="auto" style:use-optimal-row-height="true"/>
    </style:style>
    <style:style style:name="ro6" style:family="table-row">
      <style:table-row-properties style:row-height="0.589in" fo:break-before="auto" style:use-optimal-row-height="false"/>
    </style:style>
    <style:style style:name="ro7" style:family="table-row">
      <style:table-row-properties style:row-height="1.4945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1.0035in" fo:break-before="auto" style:use-optimal-row-height="false"/>
    </style:style>
    <style:style style:name="ro10" style:family="table-row">
      <style:table-row-properties style:row-height="0.7417in" fo:break-before="auto" style:use-optimal-row-height="false"/>
    </style:style>
    <style:style style:name="ro11" style:family="table-row">
      <style:table-row-properties style:row-height="0.6764in" fo:break-before="auto" style:use-optimal-row-height="false"/>
    </style:style>
    <style:style style:name="ro12" style:family="table-row">
      <style:table-row-properties style:row-height="1.0154in" fo:break-before="auto" style:use-optimal-row-height="false"/>
    </style:style>
    <style:style style:name="ro13" style:family="table-row">
      <style:table-row-properties style:row-height="0.8492in" fo:break-before="auto" style:use-optimal-row-height="false"/>
    </style:style>
    <style:style style:name="ro14" style:family="table-row">
      <style:table-row-properties style:row-height="1.0571in" fo:break-before="auto" style:use-optimal-row-height="false"/>
    </style:style>
    <style:style style:name="ro15" style:family="table-row">
      <style:table-row-properties style:row-height="0.8598in" fo:break-before="auto" style:use-optimal-row-height="false"/>
    </style:style>
    <style:style style:name="ro16" style:family="table-row">
      <style:table-row-properties style:row-height="1.2638in" fo:break-before="auto" style:use-optimal-row-height="true"/>
    </style:style>
    <style:style style:name="ro17" style:family="table-row">
      <style:table-row-properties style:row-height="1.1236in" fo:break-before="auto" style:use-optimal-row-height="false"/>
    </style:style>
    <style:style style:name="ro18" style:family="table-row">
      <style:table-row-properties style:row-height="1.0256in" fo:break-before="auto" style:use-optimal-row-height="false"/>
    </style:style>
    <style:style style:name="ro19" style:family="table-row">
      <style:table-row-properties style:row-height="1.202in" fo:break-before="auto" style:use-optimal-row-height="false"/>
    </style:style>
    <style:style style:name="ro20" style:family="table-row">
      <style:table-row-properties style:row-height="0.7874in" fo:break-before="auto" style:use-optimal-row-height="false"/>
    </style:style>
    <style:style style:name="ro21" style:family="table-row">
      <style:table-row-properties style:row-height="0.8398in" fo:break-before="auto" style:use-optimal-row-height="true"/>
    </style:style>
    <style:style style:name="ro22" style:family="table-row">
      <style:table-row-properties style:row-height="0.7457in" fo:break-before="auto" style:use-optimal-row-height="fals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0.6543in" fo:break-before="auto" style:use-optimal-row-height="false"/>
    </style:style>
    <style:style style:name="ro25" style:family="table-row">
      <style:table-row-properties style:row-height="1.1917in" fo:break-before="auto" style:use-optimal-row-height="false"/>
    </style:style>
    <style:style style:name="ro26" style:family="table-row">
      <style:table-row-properties style:row-height="1.2228in" fo:break-before="auto" style:use-optimal-row-height="false"/>
    </style:style>
    <style:style style:name="ro27" style:family="table-row">
      <style:table-row-properties style:row-height="1.1709in" fo:break-before="auto" style:use-optimal-row-height="false"/>
    </style:style>
    <style:style style:name="ro28" style:family="table-row">
      <style:table-row-properties style:row-height="0.1783in" fo:break-before="auto" style:use-optimal-row-height="true"/>
    </style:style>
    <style:style style:name="ro29" style:family="table-row">
      <style:table-row-properties style:row-height="1.3472in" fo:break-before="auto" style:use-optimal-row-height="true"/>
    </style:style>
    <style:style style:name="ro30" style:family="table-row">
      <style:table-row-properties style:row-height="1.0154in" fo:break-before="auto" style:use-optimal-row-height="true"/>
    </style:style>
    <style:style style:name="ro31" style:family="table-row">
      <style:table-row-properties style:row-height="1.1811in" fo:break-before="auto" style:use-optimal-row-height="true"/>
    </style:style>
    <style:style style:name="ro32" style:family="table-row">
      <style:table-row-properties style:row-height="0.8492in" fo:break-before="auto" style:use-optimal-row-height="true"/>
    </style:style>
    <style:style style:name="ro33" style:family="table-row">
      <style:table-row-properties style:row-height="0.352in" fo:break-before="auto" style:use-optimal-row-height="true"/>
    </style:style>
    <style:style style:name="ro34" style:family="table-row">
      <style:table-row-properties style:row-height="0.8083in" fo:break-before="auto" style:use-optimal-row-height="true"/>
    </style:style>
    <style:style style:name="ro35" style:family="table-row">
      <style:table-row-properties style:row-height="1.0047in" fo:break-before="auto" style:use-optimal-row-height="true"/>
    </style:style>
    <style:style style:name="ro36" style:family="table-row">
      <style:table-row-properties style:row-height="0.4146in" fo:break-before="auto" style:use-optimal-row-height="true"/>
    </style:style>
    <style:style style:name="ro37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fo:background-color="#00dcff" style:text-align-source="fix" style:repeat-content="false" fo:border="0.06pt solid #000000" style:vertical-align="middle"/>
      <style:paragraph-properties fo:text-align="center" fo:margin-left="0in"/>
      <style:text-properties style:font-name="Arial Unicode MS" fo:font-weight="bold" style:font-name-asian="Arial Unicode MS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 Unicode MS" style:font-name-asian="Arial Unicode MS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  <style:text-properties style:font-name="Arial Unicode MS" style:font-name-asian="Arial Unicode MS"/>
    </style:style>
    <style:style style:name="ce4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in"/>
      <style:text-properties fo:color="#333333" style:font-name="Arial Unicode MS" fo:font-weight="bold" style:font-name-asian="Arial Unicode MS" style:font-weight-asian="bold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in"/>
      <style:text-properties fo:color="#333333" style:font-name="Arial Unicode MS" fo:font-weight="bold" style:font-name-asian="Arial Unicode MS" style:font-weight-asian="bold" style:font-name-complex="Tahoma" style:font-weight-complex="bold"/>
    </style:style>
    <style:style style:name="ce6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in"/>
      <style:text-properties fo:color="#333333" style:font-name="Arial Unicode MS" fo:font-weight="normal" style:font-name-asian="Arial Unicode MS" style:font-weight-asian="normal" style:font-weight-complex="normal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in"/>
      <style:text-properties fo:color="#333333" style:font-name="Arial" fo:font-weight="normal" style:font-name-asian="Arial Unicode MS" style:font-weight-asian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in"/>
      <style:text-properties fo:color="#333333" style:font-name="Arial" fo:font-weight="normal" style:font-name-asian="Arial Unicode MS" style:font-weight-asian="normal" style:font-name-complex="Tahoma" style:font-weight-complex="normal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style:font-name="Arial" style:font-name-asian="Arial Unicode MS"/>
    </style:style>
    <style:style style:name="ce11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in"/>
      <style:text-properties style:use-window-font-color="true" style:font-name="WenQuanYi Zen Hei" fo:language="en" fo:country="US" fo:font-weight="normal" style:font-name-asian="WenQuanYi Zen Hei" style:language-asian="zh" style:country-asian="CN" style:font-weight-asian="normal" style:font-name-complex="FreeSans" style:language-complex="hi" style:country-complex="IN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in"/>
      <style:text-properties fo:color="#333333" style:font-name="Arial" fo:font-weight="normal" style:font-name-asian="Arial Unicode MS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in"/>
      <style:text-properties fo:color="#333333" style:font-name="Arial" fo:font-weight="normal" style:font-name-asian="Arial Unicode MS" style:font-weight-asian="normal" style:font-name-complex="Tahoma" style:font-weight-complex="normal"/>
    </style:style>
    <style:style style:name="ce15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in"/>
      <style:text-properties fo:color="#000000" style:font-name="Arial Unicode MS" fo:font-weight="bold" style:font-name-asian="Arial Unicode MS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Andale Sans UI" style:font-name-complex="Tahoma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language="en" fo:country="US" style:language-asian="en" style:country-asian="US" style:language-complex="en" style:country-complex="US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Arial" fo:font-size="9pt" fo:language="en" fo:country="US" style:font-name-asian="Andale Sans UI" style:font-size-asian="9pt" style:language-asian="en" style:country-asian="US" style:font-name-complex="Tahoma" style:font-size-complex="5.09999990463257pt" style:language-complex="en" style:country-complex="US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fo:font-size="9pt" fo:language="none" fo:country="none" style:font-size-asian="9pt" style:language-asian="none" style:country-asian="none" style:font-size-complex="5.09999990463257pt" style:language-complex="none" style:country-complex="none"/>
    </style:style>
    <style:style style:name="ce2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</style:style>
    <style:style style:name="ce22" style:family="table-cell" style:parent-style-name="Default" style:data-style-name="N0">
      <style:table-cell-properties fo:background-color="#00dcff"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name-asian="Arial Unicode MS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fo:color="#333333" style:font-name="Arial" style:font-name-asian="Arial Unicode MS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use-window-font-color="true" style:font-name="Arial Unicode MS" style:font-name-asian="Arial Unicode MS"/>
    </style:style>
    <style:style style:name="ce2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fo:color="#333333" style:font-name="Arial" style:font-name-asian="Arial Unicode MS" style:font-name-complex="Tahoma"/>
    </style:style>
    <style:style style:name="ce2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Arial Unicode MS" style:font-name-asian="Arial Unicode M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Unicode MS" style:font-name-asian="Arial Unicode MS"/>
    </style:style>
    <style:style style:name="ce28" style:family="table-cell" style:parent-style-name="Default">
      <style:table-cell-properties style:text-align-source="value-type" style:repeat-content="false"/>
      <style:paragraph-properties fo:margin-left="0in"/>
      <style:text-properties style:font-name="Arial Unicode MS" fo:font-weight="bold" style:font-name-asian="Arial Unicode MS" style:font-weight-asian="bold" style:font-weight-complex="bold"/>
    </style:style>
    <style:style style:name="ce29" style:family="table-cell" style:parent-style-name="Default">
      <style:table-cell-properties style:text-align-source="value-type" style:repeat-content="false"/>
      <style:paragraph-properties fo:margin-left="0in"/>
      <style:text-properties style:font-name="Arial Unicode MS" fo:font-weight="normal" style:font-name-asian="Arial Unicode MS" style:font-weight-asian="normal" style:font-weight-complex="normal"/>
    </style:style>
    <style:style style:name="ce30" style:family="table-cell" style:parent-style-name="Default">
      <style:text-properties style:font-name-asian="楷体_GB2312"/>
    </style:style>
    <style:style style:name="ce31" style:family="table-cell" style:parent-style-name="Default" style:data-style-name="N130">
      <style:table-cell-properties fo:background-color="#00dcff"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name-asian="Arial Unicode MS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Arial Unicode MS"/>
    </style:style>
    <style:style style:name="ce33" style:family="table-cell" style:parent-style-name="Default">
      <style:table-cell-properties fo:background-color="#ffffff" style:text-align-source="value-type" style:repeat-content="false" fo:border="0.06pt solid #000000"/>
      <style:paragraph-properties fo:margin-left="0in"/>
      <style:text-properties fo:color="#333333" style:font-name="Arial" fo:font-weight="bold" style:font-name-asian="Arial Unicode MS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style:font-name-asian="微软雅黑"/>
    </style:style>
    <style:style style:name="ce35" style:family="table-cell" style:parent-style-name="Default">
      <style:table-cell-properties fo:background-color="#ffffff" style:text-align-source="value-type" style:repeat-content="false" fo:border="0.06pt solid #000000"/>
      <style:paragraph-properties fo:margin-left="0in"/>
      <style:text-properties fo:color="#333333" style:font-name="Arial" fo:font-weight="normal" style:font-name-asian="Arial Unicode MS" style:font-weight-asian="normal" style:font-weight-complex="normal"/>
    </style:style>
    <style:style style:name="ce36" style:family="table-cell" style:parent-style-name="Normal_5f_Feuil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="0.06pt solid #000000"/>
      <style:text-properties fo:color="#000000" style:font-name-asian="微软雅黑" style:font-name-complex="Arial1"/>
    </style:style>
    <style:style style:name="ce38" style:family="table-cell" style:parent-style-name="Normal_5f_Feuil1">
      <style:table-cell-properties fo:border="0.06pt solid #000000"/>
      <style:text-properties style:text-underline-mode="continuous" style:text-overline-mode="continuous" style:text-line-through-mode="continuous" style:font-name-asian="微软雅黑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value-type" style:repeat-content="false" fo:border="0.06pt solid #000000"/>
      <style:paragraph-properties fo:margin-left="0in"/>
      <style:text-properties fo:color="#333333" style:font-name="Arial" fo:font-weight="normal" style:font-name-asian="Arial Unicode MS" style:font-weight-asian="normal" style:font-name-complex="Tahoma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in"/>
      <style:text-properties style:font-name-asian="微软雅黑"/>
    </style:style>
    <style:style style:name="ce42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start" fo:margin-left="0in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in"/>
      <style:text-properties fo:color="#000000" style:font-name="Arial" fo:font-weight="bold" style:font-name-asian="Arial Unicode MS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  <style:text-properties style:font-name="Arial" style:font-name-asian="Andale Sans UI" style:font-name-complex="Tahoma"/>
    </style:style>
    <style:style style:name="ce4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  <style:text-properties style:font-name="Arial"/>
    </style:style>
    <style:style style:name="ce46" style:family="table-cell" style:parent-style-name="Default">
      <style:table-cell-properties style:text-align-source="value-type" style:repeat-content="false"/>
      <style:paragraph-properties fo:margin-left="0in"/>
    </style:style>
    <style:style style:name="ce47" style:family="table-cell" style:parent-style-name="Default" style:data-style-name="N0">
      <style:table-cell-properties fo:background-color="#00dcff"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name-asian="Arial Unicode MS" style:font-weight-asian="bold" style:font-name-complex="Tahoma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Unicode MS" style:font-name-asian="Arial Unicode MS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fo:color="#333333" style:font-name="Arial Unicode MS" style:font-name-asian="Arial Unicode MS"/>
    </style:style>
    <style:style style:name="T1" style:family="text">
      <style:text-properties style:font-name="Arial" style:font-name-asian="Arial Unicode MS"/>
    </style:style>
    <style:style style:name="T2" style:family="text">
      <style:text-properties style:font-name-asian="Arial Unicode MS"/>
    </style:style>
    <style:style style:name="T3" style:family="text">
      <style:text-properties fo:country="none" style:country-asian="none" style:country-complex="none" style:font-name-asian="WenQuanYi Zen Hei"/>
    </style:style>
    <style:style style:name="T4" style:family="text">
      <style:text-properties style:font-name-asian="WenQuanYi Zen Hei" style:font-name="Arial" fo:country="none" style:country-asian="none" style:country-complex="none"/>
    </style:style>
    <style:style style:name="T5" style:family="text">
      <style:text-properties style:font-name-asian="WenQuanYi Zen Hei" fo:country="none" style:country-asian="none" style:country-complex="none" style:font-weight-complex="normal" style:font-weight-asian="normal" style:font-size-complex="10pt" style:font-size-asian="10pt" style:font-name="WenQuanYi Zen Hei" fo:font-size="10pt" style:text-position="0%" fo:text-shadow="none" style:text-outline="false" fo:font-style="normal" style:font-style-asian="normal" style:font-style-complex="normal" style:text-line-through-type="none" style:text-underline-style="none" style:text-underline-color="font-color" fo:font-weight="normal"/>
    </style:style>
    <style:style style:name="T6" style:family="text">
      <style:text-properties style:font-name-asian="WenQuanYi Zen Hei" fo:country="none" style:country-asian="none" style:country-complex="none" style:font-weight-complex="normal" style:font-weight-asian="normal" style:font-size-complex="10pt" style:font-size-asian="10pt" fo:font-size="10pt" style:text-position="0%" fo:text-shadow="none" style:text-outline="false" fo:font-style="normal" style:font-style-asian="normal" style:font-style-complex="normal" style:text-line-through-type="none" style:text-underline-style="none" style:text-underline-color="font-color" fo:font-weight="normal" style:font-name="Arial"/>
    </style:style>
    <style:style style:name="T7" style:family="text">
      <style:text-properties fo:font-size="10pt" fo:country="none" style:font-style-asian="normal" style:font-weight-complex="normal" style:font-weight-asian="normal" style:font-size-complex="10pt" style:font-size-asian="10pt" style:font-name-asian="WenQuanYi Zen Hei" style:country-complex="none" style:country-asian="none" style:font-name="Arial" style:text-position="0%" fo:text-shadow="none" style:text-outline="false" fo:font-style="normal" style:text-line-through-type="none" style:text-underline-style="none" style:text-underline-color="font-color" fo:font-weight="normal" style:font-style-complex="normal"/>
    </style:style>
    <style:style style:name="T8" style:family="text">
      <style:text-properties fo:font-size="10pt" fo:country="none" style:font-style-asian="normal" style:font-weight-complex="normal" style:font-weight-asian="normal" style:font-size-complex="10pt" style:font-size-asian="10pt" style:font-name-asian="WenQuanYi Zen Hei" style:country-complex="none" style:country-asian="none" style:text-position="0%" fo:text-shadow="none" style:text-outline="false" fo:font-style="normal" style:text-line-through-type="none" style:text-underline-style="none" style:text-underline-color="font-color" fo:font-weight="normal" style:font-style-complex="normal" style:font-name="WenQuanYi Zen Hei"/>
    </style:style>
    <style:style style:name="T9" style:family="text">
      <style:text-properties fo:font-size="10pt" fo:country="none" style:font-style-asian="normal" style:font-weight-complex="normal" style:font-weight-asian="normal" style:font-size-complex="10pt" style:font-size-asian="10pt" style:font-name-asian="WenQuanYi Zen Hei" style:country-complex="none" style:country-asian="none" style:text-position="0%" fo:text-shadow="none" style:text-outline="false" fo:font-style="normal" style:text-line-through-type="none" style:text-underline-style="none" style:text-underline-color="font-color" fo:font-weight="normal" style:font-style-complex="normal" style:font-name="Arial"/>
    </style:style>
    <style:style style:name="T10" style:family="text">
      <style:text-properties style:font-name="WenQuanYi Zen Hei" fo:country="none" style:country-asian="none" style:country-complex="none" style:font-name-asian="WenQuanYi Zen Hei"/>
    </style:style>
    <style:style style:name="T11" style:family="text">
      <style:text-properties style:font-name="Arial" style:font-name-asian="Andale Sans UI"/>
    </style:style>
    <style:style style:name="T12" style:family="text">
      <style:text-properties style:font-name-asian="Andale Sans UI"/>
    </style:style>
    <style:style style:name="T13" style:family="text">
      <style:text-properties style:font-name-asian="Andale Sans UI" fo:color="#000000" fo:font-size="9pt" style:font-size-asian="9pt" style:font-size-complex="5.09999990463257pt"/>
    </style:style>
    <style:style style:name="T14" style:family="text">
      <style:text-properties style:font-name="Arial" fo:font-size="10pt" style:font-size-asian="10pt" style:font-size-complex="10pt"/>
    </style:style>
    <style:style style:name="T15" style:family="text">
      <style:text-properties style:font-name="Arial" fo:font-size="10pt" style:font-size-asian="10pt" style:font-size-complex="10pt" fo:color="#000000"/>
    </style:style>
    <style:style style:name="T16" style:family="text">
      <style:text-properties style:font-name="Arial" fo:country="none" style:country-asian="none" style:country-complex="none" style:font-name-asian="Andale Sans UI"/>
    </style:style>
    <style:style style:name="T17" style:family="text">
      <style:text-properties fo:color="#000000" style:font-name="Arial" fo:font-size="9pt" fo:country="none" style:country-asian="none" style:country-complex="none" style:font-name-asian="Andale Sans UI" style:font-size-asian="9pt" style:font-size-complex="5.09999990463257pt"/>
    </style:style>
    <style:style style:name="T18" style:family="text">
      <style:text-properties fo:color="#000000" fo:font-size="9pt" style:font-name-asian="Andale Sans UI" style:font-size-asian="9pt" style:font-size-complex="5.09999990463257pt"/>
    </style:style>
    <style:style style:name="T19" style:family="text">
      <style:text-properties style:font-name="Arial" fo:font-size="10pt" style:font-size-asian="10pt" style:font-size-complex="10pt" fo:color="#000000" style:text-underline-style="none" style:text-underline-color="font-color" style:text-line-through-type="none"/>
    </style:style>
    <style:style style:name="T20" style:family="text">
      <style:text-properties fo:color="#000000" fo:font-size="9pt" fo:country="none" style:country-asian="none" style:country-complex="none" style:font-name-asian="Andale Sans UI" style:font-size-asian="9pt" style:font-size-complex="5.09999990463257pt"/>
    </style:style>
    <style:style style:name="T21" style:family="text">
      <style:text-properties style:font-name="Arial" fo:country="none" style:country-asian="none" style:country-complex="none" style:font-name-asian="Andale Sans UI" style:font-size-asian="9pt" style:font-size-complex="5.09999990463257pt"/>
    </style:style>
    <style:style style:name="T22" style:family="text">
      <style:text-properties style:font-name="Arial" style:font-name-asian="微软雅黑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rial Unicode MS" style:font-name-asian="Arial Unicode MS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style:font-size-asian="10pt" style:font-size-complex="10pt" style:font-name="Arial" fo:font-weight="normal" style:text-underline-style="none" style:text-underline-color="font-color" style:text-line-through-type="none" fo:font-style="normal" style:text-outline="false" fo:text-shadow="none" style:text-position="33%" style:font-weight-asian="normal" style:font-weight-complex="normal" style:font-style-asian="normal" style:font-style-complex="normal"/>
    </style:style>
    <style:style style:name="T27" style:family="text">
      <style:text-properties fo:font-size="10pt" style:font-size-asian="10pt" style:font-size-complex="10pt" style:font-name="Arial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text-position="0%"/>
    </style:style>
    <style:style style:name="T2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9" style:family="text">
      <style:text-properties style:font-size-asian="10pt" style:font-size-complex="10pt" fo:color="#000000" style:font-name="Arial" fo:font-size="10pt" style:font-name-asian="微软雅黑"/>
    </style:style>
    <style:style style:name="T30" style:family="text">
      <style:text-properties style:font-size-asian="10pt" style:font-size-complex="10pt" fo:color="#000000" fo:font-size="10pt" style:font-name-asian="微软雅黑" style:font-name="宋体" fo:font-weight="normal" fo:font-style="normal" style:text-underline-style="none" style:text-underline-color="font-color" style:text-line-through-type="none" style:text-outline="false" fo:text-shadow="none" style:text-position="0%" style:font-weight-complex="normal" style:font-weight-asian="normal" style:font-style-asian="normal" style:font-style-complex="normal"/>
    </style:style>
    <style:style style:name="T31" style:family="text">
      <style:text-properties style:font-size-asian="10pt" style:font-size-complex="10pt" fo:color="#000000" fo:font-size="10pt" style:font-name-asian="微软雅黑" fo:font-weight="normal" fo:font-style="normal" style:text-underline-style="none" style:text-underline-color="font-color" style:text-line-through-type="none" style:text-outline="false" fo:text-shadow="none" style:text-position="0%" style:font-weight-complex="normal" style:font-weight-asian="normal" style:font-style-asian="normal" style:font-style-complex="normal" style:font-name="Arial"/>
    </style:style>
    <style:style style:name="T32" style:family="text">
      <style:text-properties style:font-size-asian="10pt" style:font-size-complex="10pt" fo:color="#000000" fo:font-size="10pt" style:font-name-asian="微软雅黑" fo:font-weight="normal" fo:font-style="normal" style:text-underline-style="none" style:text-underline-color="font-color" style:text-line-through-type="none" style:text-outline="false" fo:text-shadow="none" style:text-position="0%" style:font-weight-complex="normal" style:font-weight-asian="normal" style:font-style-asian="normal" style:font-style-complex="normal" style:font-name="宋体"/>
    </style:style>
    <style:style style:name="T33" style:family="text">
      <style:text-properties style:text-position="0%" style:font-name="Arial" style:font-style-asian="normal" style:font-weight-complex="normal" style:font-weight-asian="normal" style:font-size-complex="10pt" style:font-size-asian="10pt" style:font-name-asian="微软雅黑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34" style:family="text">
      <style:text-properties style:text-position="0%" style:font-style-asian="normal" style:font-weight-complex="normal" style:font-weight-asian="normal" style:font-size-complex="10pt" style:font-size-asian="10pt" style:font-name-asian="微软雅黑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宋体"/>
    </style:style>
    <style:style style:name="T35" style:family="text">
      <style:text-properties style:text-position="0%" style:font-style-asian="normal" style:font-weight-complex="normal" style:font-weight-asian="normal" style:font-size-complex="10pt" style:font-size-asian="10pt" style:font-name-asian="微软雅黑" fo:text-shadow="none" fo:color="#000000" style:text-outline="false" fo:font-style="normal" style:text-line-through-type="none" style:text-underline-style="none" style:text-underline-color="font-color" fo:font-weight="normal" fo:font-size="10pt" style:font-style-complex="normal" style:font-name="Arial"/>
    </style:style>
    <style:style style:name="T36" style:family="text">
      <style:text-properties fo:color="#000000" style:font-name="宋体" fo:font-size="10pt" fo:font-weight="normal" style:text-underline-style="none" style:text-underline-color="font-color" style:text-line-through-type="none" fo:font-style="normal" style:text-outline="false" fo:text-shadow="none" style:text-position="0%" style:font-name-asian="微软雅黑" style:font-size-asian="10pt" style:font-size-complex="10pt" style:font-weight-asian="normal" style:font-weight-complex="normal" style:font-style-asian="normal" style:font-style-complex="normal"/>
    </style:style>
    <style:style style:name="T37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font-style-complex="normal" style:text-position="0%" fo:text-shadow="none" style:font-name-asian="微软雅黑" style:font-size-asian="10pt" style:font-size-complex="10pt" style:font-weight-asian="normal" style:font-weight-complex="normal" style:font-name="Arial"/>
    </style:style>
    <style:style style:name="T38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font-style-complex="normal" style:text-position="0%" fo:text-shadow="none" style:font-name-asian="微软雅黑" style:font-size-asian="10pt" style:font-size-complex="10pt" style:font-weight-asian="normal" style:font-weight-complex="normal" style:font-name="宋体"/>
    </style:style>
    <style:style style:name="T39" style:family="text">
      <style:text-properties style:font-name="宋体"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name-asian="微软雅黑" style:font-size-asian="10pt" style:font-size-complex="10pt" style:font-weight-asian="normal" style:font-weight-complex="normal" style:font-style-asian="normal" style:text-position="0%"/>
    </style:style>
    <style:style style:name="T40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name-asian="微软雅黑" style:font-size-asian="10pt" style:font-size-complex="10pt" style:font-weight-asian="normal" style:font-weight-complex="normal" style:font-style-asian="normal" style:text-position="0%" style:font-name="Arial"/>
    </style:style>
    <style:style style:name="T41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color="#000000" fo:text-shadow="none" style:font-name-asian="微软雅黑" style:font-size-asian="10pt" style:font-size-complex="10pt" style:font-weight-asian="normal" style:font-weight-complex="normal" style:font-style-asian="normal" style:text-position="0%" style:font-name="宋体"/>
    </style:style>
    <style:style style:name="T42" style:family="text">
      <style:text-properties style:font-size-complex="10pt" fo:font-size="10pt" style:font-name-asian="微软雅黑" style:font-size-asian="10pt"/>
    </style:style>
    <style:style style:name="T43" style:family="text">
      <style:text-properties style:font-size-complex="10pt" fo:font-size="10pt" style:font-name-asian="微软雅黑" style:font-size-asian="10pt" style:text-underline-style="none" style:text-underline-color="font-color" fo:font-style="normal" style:text-line-through-type="none" style:font-style-complex="normal" fo:text-shadow="none" fo:font-weight="normal" style:font-weight-complex="normal" style:text-outline="false" style:font-name="Arial" style:text-position="0%" fo:color="#000000" style:font-weight-asian="normal" style:font-style-asian="normal"/>
    </style:style>
    <style:style style:name="T44" style:family="text">
      <style:text-properties style:font-size-complex="10pt" fo:font-size="10pt" style:font-name-asian="微软雅黑" style:font-size-asian="10pt" style:text-underline-style="none" style:text-underline-color="font-color" fo:font-style="normal" style:text-line-through-type="none" style:font-style-complex="normal" fo:text-shadow="none" fo:font-weight="normal" style:font-weight-complex="normal" style:text-outline="false" style:text-position="0%" fo:color="#000000" style:font-weight-asian="normal" style:font-style-asian="normal" style:font-name="宋体"/>
    </style:style>
    <style:style style:name="T45" style:family="text">
      <style:text-properties style:font-size-complex="10pt" fo:font-size="10pt" style:font-name-asian="微软雅黑" style:font-size-asian="10pt" style:text-underline-style="none" style:text-underline-color="font-color" fo:font-style="normal" style:text-line-through-type="none" style:font-style-complex="normal" fo:text-shadow="none" fo:font-weight="normal" style:font-weight-complex="normal" style:text-outline="false" style:text-position="0%" fo:color="#000000" style:font-weight-asian="normal" style:font-style-asian="normal" style:font-name="Arial"/>
    </style:style>
  </office:automatic-styles>
  <office:body>
    <office:spreadsheet>
      <table:table table:name="Power Consumption Test Cas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0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02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Case No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BP.1.0.011.00_AP.1.0.046</text:p>
          </table:table-cell>
          <table:table-cell table:style-name="ce1" office:value-type="string" calcext:value-type="string">
            <text:p>BP.1.0.030.00_AP.1.0.074(A55 V1)</text:p>
          </table:table-cell>
          <table:table-cell table:style-name="ce1" office:value-type="string" calcext:value-type="string">
            <text:p>AP i999132 BP T_I999_4.4.3_BP_V1_02</text:p>
          </table:table-cell>
          <table:table-cell table:style-name="ce15" office:value-type="string" calcext:value-type="string">
            <text:p>Test Condition</text:p>
          </table:table-cell>
          <table:table-cell table:style-name="ce22" office:value-type="string" calcext:value-type="string">
            <text:p>Test Description</text:p>
          </table:table-cell>
          <table:table-cell table:style-name="ce26"/>
          <table:table-cell table:style-name="Default" office:value-type="string" calcext:value-type="string">
            <text:p>Operation Guide</text:p>
          </table:table-cell>
          <table:table-cell table:style-name="Default" table:number-columns-repeated="7"/>
          <table:table-cell table:number-columns-repeated="987"/>
          <table:table-cell table:style-name="Default" table:number-columns-repeated="9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ower Off Mode</text:p>
          </table:table-cell>
          <table:table-cell table:style-name="ce6" office:value-type="string" calcext:value-type="string">
            <text:p>38uA</text:p>
          </table:table-cell>
          <table:table-cell table:style-name="ce8" office:value-type="string" calcext:value-type="string">
            <text:p>40uA</text:p>
          </table:table-cell>
          <table:table-cell table:style-name="ce8"/>
          <table:table-cell table:style-name="ce16" office:value-type="string" calcext:value-type="string">
            <text:p>In ambient temperature.</text:p>
            <text:p>Use Agilent Power Supply as battery.</text:p>
            <text:p><text:span text:style-name="T11">In ambient temperature.</text:span></text:p>
          </table:table-cell>
          <table:table-cell table:style-name="ce23" office:value-type="string" calcext:value-type="string">
            <text:p>1. Power off the phone.</text:p>
            <text:p>2. Read the current from power supply.</text:p>
          </table:table-cell>
          <table:table-cell table:style-name="ce27"/>
          <table:table-cell table:style-name="Default"/>
          <table:table-cell table:style-name="ce30"/>
          <table:table-cell table:style-name="Default" table:number-columns-repeated="6"/>
          <table:table-cell table:number-columns-repeated="987"/>
          <table:table-cell table:style-name="Default" table:number-columns-repeated="9"/>
          <table:table-cell/>
        </table:table-row>
        <table:table-row table:style-name="ro3">
          <table:table-cell table:style-name="ce2" table:formula="of:=([.A2]+1)" office:value-type="float" office:value="2" calcext:value-type="float">
            <text:p>2</text:p>
          </table:table-cell>
          <table:table-cell table:style-name="ce4" office:value-type="string" calcext:value-type="string">
            <text:p>Airplane Mode</text:p>
          </table:table-cell>
          <table:table-cell table:style-name="ce6" office:value-type="string" calcext:value-type="string">
            <text:p>2.8mA</text:p>
          </table:table-cell>
          <table:table-cell table:style-name="ce8" office:value-type="string" calcext:value-type="string">
            <text:p>3.17mA</text:p>
          </table:table-cell>
          <table:table-cell table:style-name="ce8" office:value-type="string" calcext:value-type="string">
            <text:p>2.73mA</text:p>
          </table:table-cell>
          <table:table-cell table:style-name="ce16" office:value-type="string" calcext:value-type="string">
            <text:p>Air plane mode on.</text:p>
            <text:p>BT and WIFI are off.</text:p>
            <text:p><text:span text:style-name="T11">Use An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Set the phone in airplane mode. </text:p>
            <text:p>2. Turn off screen.</text:p>
            <text:p>3. Wait 3 minutes for stable current.</text:p>
            <text:p>4. Measure the average current for 5 minutes.</text:p>
            <text:p/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4">
          <table:table-cell table:style-name="ce2" table:formula="of:=([.A3]+1)" office:value-type="float" office:value="3" calcext:value-type="float">
            <text:p>3</text:p>
          </table:table-cell>
          <table:table-cell table:style-name="ce4" office:value-type="string" calcext:value-type="string">
            <text:p>GSM Standby</text:p>
          </table:table-cell>
          <table:table-cell table:style-name="ce7" office:value-type="string" calcext:value-type="string">
            <text:p>DRX=2， 4.6mA</text:p>
            <text:p>DRX=9， 3.2mA</text:p>
          </table:table-cell>
          <table:table-cell table:style-name="ce8" office:value-type="string" calcext:value-type="string">
            <text:p>DRX=2,   4.6mA</text:p>
            <text:p>DRX=9,   3.6mA</text:p>
          </table:table-cell>
          <table:table-cell table:style-name="ce8"/>
          <table:table-cell table:style-name="ce16" office:value-type="string" calcext:value-type="string">
            <text:p><text:span text:style-name="T12">GSM Drx=0.48sec, </text:span><text:span text:style-name="T13">GPRS idle, MRFM5, RxAGC @ phone ~ -50 dBm, PGSM, no neighbors.</text:span></text:p>
            <text:p><text:span text:style-name="T11">BT and WIFI are off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Connect to the 8960 simulator.</text:p>
            <text:p>2. Turn off screen.</text:p>
            <text:p>3. Wait 3 minutes for stable current.</text:p>
            <text:p>4. Measure the average current several page wakeup cycles.</text:p>
          </table:table-cell>
          <table:table-cell table:style-name="ce27"/>
          <table:table-cell table:number-columns-repeated="1004"/>
          <table:table-cell table:style-name="ce3"/>
        </table:table-row>
        <table:table-row table:style-name="ro5">
          <table:table-cell table:style-name="ce2" table:formula="of:=([.A4]+1)" office:value-type="float" office:value="4" calcext:value-type="float">
            <text:p>4</text:p>
          </table:table-cell>
          <table:table-cell table:style-name="ce4" office:value-type="string" calcext:value-type="string">
            <text:p>WCDMA Standby</text:p>
          </table:table-cell>
          <table:table-cell table:style-name="ce8" office:value-type="string" calcext:value-type="string">
            <text:p>CN=512，3.1mA</text:p>
            <text:p>CN=64，4.1mA</text:p>
          </table:table-cell>
          <table:table-cell table:style-name="ce8" office:value-type="string" calcext:value-type="string">
            <text:p>CN=512,  3.48mA</text:p>
            <text:p>CN=64,   4.42mA</text:p>
          </table:table-cell>
          <table:table-cell table:style-name="ce8"/>
          <table:table-cell table:style-name="ce17" office:value-type="string" calcext:value-type="string">
            <text:p><text:span text:style-name="T14">WCDMA Drx=0.65sec, </text:span><text:span text:style-name="T15">Rx &gt; -75 dBm, RxAGC @ phone ~ -50 dBm.</text:span></text:p>
            <text:p><text:span text:style-name="T11">BT and WIFI are off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Connect to the 8960 simulator.</text:p>
            <text:p>2. Turn off screen.</text:p>
            <text:p>3. Wait 3 minutes for stable current.</text:p>
            <text:p>4. Measure the average current several page wakeup cycles.</text:p>
          </table:table-cell>
          <table:table-cell table:style-name="ce27"/>
          <table:table-cell table:number-columns-repeated="1004"/>
          <table:table-cell table:style-name="ce3"/>
        </table:table-row>
        <table:table-row table:style-name="ro4">
          <table:table-cell table:style-name="ce2" table:formula="of:=([.A5]+1)" office:value-type="float" office:value="5" calcext:value-type="float">
            <text:p>5</text:p>
          </table:table-cell>
          <table:table-cell table:style-name="ce4" office:value-type="string" calcext:value-type="string">
            <text:p>TD-SCDMA Standby</text:p>
          </table:table-cell>
          <table:table-cell table:style-name="ce8" office:value-type="string" calcext:value-type="string">
            <text:p>CN=512，3.32mA</text:p>
            <text:p>CN=64，4.24mA</text:p>
          </table:table-cell>
          <table:table-cell table:style-name="ce8" office:value-type="string" calcext:value-type="string">
            <text:p>CN=512, 3.41mA</text:p>
            <text:p>CN=64,   4.38mA</text:p>
          </table:table-cell>
          <table:table-cell table:style-name="ce8"/>
          <table:table-cell table:style-name="ce17" office:value-type="string" calcext:value-type="string">
            <text:p><text:span text:style-name="T14">WCDMA Drx=0.65sec, </text:span><text:span text:style-name="T15">Rx &gt; -75 dBm, RxAGC @ phone ~ -50 dBm.</text:span></text:p>
            <text:p><text:span text:style-name="T11">BT and WIFI are off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Connect to the 8960 simulator.</text:p>
            <text:p>2. Turn off screen.</text:p>
            <text:p>3. Wait 3 minutes for stable current.</text:p>
            <text:p>4. Measure the average current several page wakeup cycles.</text:p>
          </table:table-cell>
          <table:table-cell table:style-name="ce27"/>
          <table:table-cell table:number-columns-repeated="1004"/>
          <table:table-cell table:style-name="ce3"/>
        </table:table-row>
        <table:table-row table:style-name="ro6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DD Idle</text:p>
          </table:table-cell>
          <table:table-cell table:style-name="ce8" table:number-columns-repeated="2"/>
          <table:table-cell table:style-name="ce11" office:value-type="string" calcext:value-type="string">
            <text:p><text:span text:style-name="T3">Best：3.6mA   (rf256 db6)</text:span></text:p>
            <text:p><text:span text:style-name="T3">Worst：6.16mA     (rf32 db0)</text:span></text:p>
          </table:table-cell>
          <table:table-cell table:style-name="ce17" office:value-type="string" calcext:value-type="string">
            <text:p><text:span text:style-name="T16">BT and WIFI are off.</text:span></text:p>
            <text:p><text:span text:style-name="T17">Best case:min Tx power output and max long time search network ; Worst case max Tx power output and min long time search network</text:span></text:p>
            <text:p><text:span text:style-name="T17">Use Agilent Power Supply as battery.</text:span></text:p>
            <text:p><text:span text:style-name="T16">In ambient temperature.</text:span></text:p>
          </table:table-cell>
          <table:table-cell table:style-name="ce24" office:value-type="string" calcext:value-type="string">
            <text:p><text:span text:style-name="T2">Step1:BCCH/PCCH Parameter-&gt;defaulttpagingCycle =&gt;rf32</text:span></text:p>
            <text:p><text:span text:style-name="T2">Step2:RACH Parameter-&gt;powerRampingStep =&gt;dB2</text:span></text:p>
          </table:table-cell>
          <table:table-cell table:style-name="ce27"/>
          <table:table-cell table:number-columns-repeated="1004"/>
          <table:table-cell table:style-name="ce3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FDD Idle</text:p>
          </table:table-cell>
          <table:table-cell table:style-name="ce8" table:number-columns-repeated="2"/>
          <table:table-cell table:style-name="ce8" office:value-type="string" calcext:value-type="string">
            <text:p><text:span text:style-name="T4">Best</text:span><text:span text:style-name="T5">：</text:span><text:span text:style-name="T6">3.6mA   (rf256 db6)</text:span></text:p>
            <text:p><text:span text:style-name="T7">Worst: 6.33mA  </text:span><text:span text:style-name="T8">（</text:span><text:span text:style-name="T9">rf32 db0</text:span><text:span text:style-name="T8">）</text:span></text:p>
          </table:table-cell>
          <table:table-cell table:style-name="ce17" office:value-type="string" calcext:value-type="string">
            <text:p><text:span text:style-name="T16">BT and WIFI are off.</text:span></text:p>
            <text:p><text:span text:style-name="T17">Best case:min Tx power output and max long time search network ; Worst case max Tx power output and mix long time search network</text:span></text:p>
            <text:p><text:span text:style-name="T17">Use Agilent Power Supply as battery.</text:span></text:p>
            <text:p><text:span text:style-name="T16">In ambient temperature.</text:span></text:p>
          </table:table-cell>
          <table:table-cell table:style-name="ce24" office:value-type="string" calcext:value-type="string">
            <text:p><text:span text:style-name="T2">Step1:BCCH/PCCH Parameter-&gt;defaulttpagingCycle =&gt;rf32</text:span></text:p>
            <text:p><text:span text:style-name="T2">Step2:RACH Parameter-&gt;powerRampingStep =&gt;dB2</text:span></text:p>
          </table:table-cell>
          <table:table-cell table:style-name="ce27"/>
          <table:table-cell table:number-columns-repeated="1004"/>
          <table:table-cell table:style-name="ce3"/>
        </table:table-row>
        <table:table-row table:style-name="ro7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GSM Talk</text:p>
          </table:table-cell>
          <table:table-cell table:style-name="ce8" office:value-type="string" calcext:value-type="string">
            <text:p>GSM900 PCL=5, 32.5dBm DTX=OFF </text:p>
            <text:p>GSM1800 PCL=0, 29.5dBm DTX=OFF </text:p>
          </table:table-cell>
          <table:table-cell table:style-name="ce9" office:value-type="string" calcext:value-type="string">
            <text:p><text:span text:style-name="T1">GSM1800,Tx=1.35dbm  78mA</text:span></text:p>
            <text:p><text:span text:style-name="T1">GSM1800,Tx=7.48dbm  81mA</text:span></text:p>
            <text:p><text:span text:style-name="T1">GSM1800,Tx=20.4dbm  118mA</text:span></text:p>
            <text:p><text:span text:style-name="T1">GSM1800,Tx=27.32dbm:  170mA</text:span></text:p>
            <text:p/>
            <text:p><text:span text:style-name="T1">GSM900,Tx=3.95dbm:  80.1mA</text:span></text:p>
            <text:p><text:span text:style-name="T1">GSM900,Tx=5.85dbm  81mA</text:span></text:p>
            <text:p><text:span text:style-name="T1">GSM900,Tx=20.65dbm  122mA</text:span></text:p>
            <text:p><text:span text:style-name="T1">GSM900,Tx=31.5dbm:    270mA</text:span></text:p>
          </table:table-cell>
          <table:table-cell table:style-name="ce9"/>
          <table:table-cell table:style-name="ce18" office:value-type="string" calcext:value-type="string">
            <text:p><text:span text:style-name="T18">GSM full-rate voice, muted, discontinuous transmit (DTx) off, empty frames on UL and DL, total Tx = +5 dBm, RxAGC @ phone ~ -50 dBm, PGSM, 100% voice activity .</text:span></text:p>
            <text:p><text:span text:style-name="T18">Default Voice.</text:span></text:p>
            <text:p><text:span text:style-name="T17">BT and WIFI are off.</text:span></text:p>
            <text:p><text:span text:style-name="T17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Build up a call.</text:p>
            <text:p>2. Press power key to turn off screen.</text:p>
            <text:p><text:span text:style-name="T1">3. Wait 3 minutes for stable current.</text:span></text:p>
            <text:p><text:span text:style-name="T1">4. Measure the average current for 5 minutes.</text:span></text:p>
          </table:table-cell>
          <table:table-cell table:style-name="ce27"/>
          <table:table-cell table:style-name="ce10" office:value-type="string" calcext:value-type="string">
            <text:p><text:span text:style-name="T23">GSM900 : </text:span></text:p>
            <text:p>TCH Parameters-&gt;Traffic Channel:[EGSM900]</text:p>
            <text:p><text:span text:style-name="T23">GSM1800:</text:span></text:p>
            <text:p><text:span text:style-name="T24">BCH Parameters-&gt;Cell Band:[DCS]</text:span></text:p>
            <text:p><text:span text:style-name="T24">TCH Parameters-&gt;Traffic Channel:[</text:span>DCS]</text:p>
          </table:table-cell>
          <table:table-cell office:value-type="string" calcext:value-type="string">
            <text:p>Measurement Selection-&gt;Transmit Power 发射功率</text:p>
            <text:p>调节TCH Parameters-&gt;MS Tx Level(PCS) ,</text:p>
          </table:table-cell>
          <table:table-cell table:number-columns-repeated="3"/>
          <table:table-cell office:value-type="string" calcext:value-type="string">
            <text:p>GSM/GPRS Mobile Test E1968A A13.12</text:p>
          </table:table-cell>
          <table:table-cell table:number-columns-repeated="998"/>
          <table:table-cell table:style-name="ce3"/>
        </table:table-row>
        <table:table-row table:style-name="ro8">
          <table:table-cell table:style-name="ce2" table:formula="of:=([.A9]+1)" office:value-type="float" office:value="9" calcext:value-type="float">
            <text:p>9</text:p>
          </table:table-cell>
          <table:table-cell table:style-name="ce5" office:value-type="string" calcext:value-type="string">
            <text:p>WCDMA Talk</text:p>
          </table:table-cell>
          <table:table-cell table:style-name="ce8" office:value-type="string" calcext:value-type="string">
            <text:p>WCDMA: 7dBm </text:p>
            <text:p>WCDMA: 20dBm </text:p>
          </table:table-cell>
          <table:table-cell table:style-name="ce9" office:value-type="string" calcext:value-type="string">
            <text:p><text:span text:style-name="T1">TX=0.75dBm: 96mA</text:span></text:p>
            <text:p><text:span text:style-name="T1">TX=7dBm:   115mA</text:span></text:p>
            <text:p><text:span text:style-name="T1">TX=19.45dBm: 304mA</text:span></text:p>
            <text:p/>
          </table:table-cell>
          <table:table-cell table:style-name="ce9"/>
          <table:table-cell table:style-name="ce19" office:value-type="string" calcext:value-type="string">
            <text:p><text:span text:style-name="T14">WCDMA AMR voice, muted, empty frames on UL and DL, total Tx = +0 dBm, RxAGC @ phone ~ -50 dBm, IMT, no receive diversity (RxD) </text:span><text:span text:style-name="T19">.</text:span></text:p>
            <text:p><text:span text:style-name="T20">Default Voice.</text:span></text:p>
            <text:p><text:span text:style-name="T17">BT and WIFI are off.</text:span></text:p>
            <text:p><text:span text:style-name="T17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Build up a call.</text:p>
            <text:p>2. Press power key to turn off screen.</text:p>
            <text:p><text:span text:style-name="T1">3. Wait 3 minutes for stable current.</text:span></text:p>
            <text:p><text:span text:style-name="T1">4. Measure the average current for 5 minutes.</text:span></text:p>
          </table:table-cell>
          <table:table-cell table:style-name="ce27"/>
          <table:table-cell table:style-name="ce28" office:value-type="string" calcext:value-type="string">
            <text:p><text:span text:style-name="T23">App Selection</text:span></text:p>
            <text:p><text:span text:style-name="T24">Fast Switch Test App E1987A A.13.07</text:span></text:p>
          </table:table-cell>
          <table:table-cell office:value-type="string" calcext:value-type="string">
            <text:p>Call Parameters-&gt;UL CL Power Ctrl Parameters-&gt;UL CL Power Ctrl Mode:Active bits</text:p>
            <text:p>UE Target Power</text:p>
            <text:p><text:span text:style-name="T24">Measurement Selection-&gt;Thermal Power </text:span></text:p>
            <text:p>观察数值，并调整 UE Target Power</text:p>
          </table:table-cell>
          <table:table-cell table:number-columns-repeated="1002"/>
          <table:table-cell table:style-name="ce3"/>
        </table:table-row>
        <table:table-row table:style-name="ro9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CDMA Talk</text:p>
          </table:table-cell>
          <table:table-cell table:style-name="ce8"/>
          <table:table-cell table:style-name="ce9" office:value-type="string" calcext:value-type="string">
            <text:p><text:span text:style-name="T2">TX=1.44dBm:     66.7mA</text:span></text:p>
            <text:p><text:span text:style-name="T2">TX=6.46dBm:     71mA</text:span></text:p>
            <text:p><text:span text:style-name="T2">TX=19.96dBm:   100mA</text:span></text:p>
            <text:p><text:span text:style-name="T2">Tx=22.36dBm:    110mA</text:span></text:p>
          </table:table-cell>
          <table:table-cell table:style-name="ce9"/>
          <table:table-cell table:style-name="ce19" office:value-type="string" calcext:value-type="string">
            <text:p><text:span text:style-name="T14">TD-SCDMA AMR voice, muted, empty frames on UL and DL, total Tx = +0 dBm, RxAGC @ phone ~ -50 dBm, IMT, no receive diversity (RxD) </text:span><text:span text:style-name="T19">.</text:span></text:p>
            <text:p><text:span text:style-name="T20">Default Voice.</text:span></text:p>
            <text:p><text:span text:style-name="T17">BT and WIFI are off.</text:span></text:p>
            <text:p><text:span text:style-name="T17">Use Agilent Power Supply as battery.</text:span></text:p>
            <text:p><text:span text:style-name="T11">In ambient temperature.</text:span></text:p>
          </table:table-cell>
          <table:table-cell table:style-name="ce23"/>
          <table:table-cell table:style-name="ce27"/>
          <table:table-cell table:style-name="ce29" office:value-type="string" calcext:value-type="string">
            <text:p>Step 1:QPST检查</text:p>
            <text:p>69731 ==0</text:p>
            <text:p>66011 ==0</text:p>
            <text:p>66012 ==0</text:p>
            <text:p>66013 ==1</text:p>
          </table:table-cell>
          <table:table-cell office:value-type="string" calcext:value-type="string">
            <text:p>Step2:</text:p>
            <text:p>QXDM 校准不同的地方，相关见图片</text:p>
            <text:p>Step3：</text:p>
            <text:p>8960中Call parms-&gt;Channel=10054</text:p>
            <text:p>Step4:</text:p>
            <text:p>Shit-&gt;Reset,Cell Param-&gt;Auto,Present  ；Call</text:p>
            <text:p>重复Step 4,直到连上</text:p>
          </table:table-cell>
          <table:table-cell table:number-columns-repeated="1002"/>
          <table:table-cell table:style-name="ce3"/>
        </table:table-row>
        <table:table-row table:style-name="ro10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DD Data</text:p>
          </table:table-cell>
          <table:table-cell table:style-name="ce8"/>
          <table:table-cell table:style-name="ce9"/>
          <table:table-cell table:style-name="ce9" office:value-type="string" calcext:value-type="string">
            <text:p><text:span text:style-name="T10">Berst：137.13mA</text:span></text:p>
            <text:p><text:span text:style-name="T10">worst：545.8mA</text:span></text:p>
          </table:table-cell>
          <table:table-cell table:style-name="ce20" office:value-type="string" calcext:value-type="string">
            <text:p><text:span text:style-name="T21">Best case:min Tx power output;Worst case:max Tx power output</text:span></text:p>
            <text:p><text:span text:style-name="T21">BT and WIFI are off.</text:span></text:p>
            <text:p><text:span text:style-name="T21">Use Agilent Power Supply as battery.</text:span></text:p>
            <text:p><text:span text:style-name="T21">In ambient temperature.</text:span></text:p>
          </table:table-cell>
          <table:table-cell table:style-name="ce23"/>
          <table:table-cell table:style-name="ce27"/>
          <table:table-cell table:style-name="ce29"/>
          <table:table-cell table:number-columns-repeated="1003"/>
          <table:table-cell table:style-name="ce3"/>
        </table:table-row>
        <table:table-row table:style-name="ro1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TDD Data</text:p>
          </table:table-cell>
          <table:table-cell table:style-name="ce8"/>
          <table:table-cell table:style-name="ce9"/>
          <table:table-cell table:style-name="ce11" office:value-type="string" calcext:value-type="string">
            <text:p><text:span text:style-name="T3">Best：117.95mA</text:span></text:p>
            <text:p><text:span text:style-name="T3">Worst：281.84mA</text:span></text:p>
          </table:table-cell>
          <table:table-cell table:style-name="ce20" office:value-type="string" calcext:value-type="string">
            <text:p><text:span text:style-name="T21">Best case:min Tx power output;Worst case:max Tx power output</text:span></text:p>
            <text:p><text:span text:style-name="T21">BT and WIFI are off.</text:span></text:p>
            <text:p><text:span text:style-name="T21">Use Agilent Power Supply as battery.</text:span></text:p>
            <text:p><text:span text:style-name="T21">In ambient temperature.</text:span></text:p>
          </table:table-cell>
          <table:table-cell table:style-name="ce23"/>
          <table:table-cell table:style-name="ce27"/>
          <table:table-cell table:style-name="ce29"/>
          <table:table-cell table:number-columns-repeated="1003"/>
          <table:table-cell table:style-name="ce3"/>
        </table:table-row>
        <table:table-row table:style-name="ro1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Screen Idle</text:p>
          </table:table-cell>
          <table:table-cell table:style-name="ce6" office:value-type="string" calcext:value-type="string">
            <text:p>190mA</text:p>
          </table:table-cell>
          <table:table-cell table:style-name="ce8" office:value-type="string" calcext:value-type="string">
            <text:p>Brightness off:130mA</text:p>
            <text:p>Brightness default:225mA</text:p>
            <text:p>Brightness Max:353mA</text:p>
          </table:table-cell>
          <table:table-cell table:style-name="ce8"/>
          <table:table-cell table:style-name="ce16" office:value-type="string" calcext:value-type="string">
            <text:p>Air plane mode on.</text:p>
            <text:p>BT and WIFI are off.</text:p>
            <text:p>Default brightness.</text:p>
            <text:p>Auto screen rotate disabled.</text:p>
            <text:p><text:span text:style-name="T11">Use An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Keep the device on Idle screen(launcher screen).</text:p>
            <text:p><text:span text:style-name="T1">2. Wait 3 minutes for stable current.</text:span></text:p>
            <text:p><text:span text:style-name="T1">3. Measure the average current for 5 minutes.</text:span></text:p>
          </table:table-cell>
          <table:table-cell table:style-name="ce27"/>
          <table:table-cell table:number-columns-repeated="1004"/>
          <table:table-cell table:style-name="ce3"/>
        </table:table-row>
        <table:table-row table:style-name="ro13">
          <table:table-cell table:style-name="ce2" table:formula="of:=([.A14]+1)" office:value-type="float" office:value="14" calcext:value-type="float">
            <text:p>14</text:p>
          </table:table-cell>
          <table:table-cell table:style-name="ce4" office:value-type="string" calcext:value-type="string">
            <text:p>HotSpot connected Idle</text:p>
          </table:table-cell>
          <table:table-cell table:style-name="ce6" office:value-type="string" calcext:value-type="string">
            <text:p>202mA</text:p>
          </table:table-cell>
          <table:table-cell table:style-name="ce8" office:value-type="string" calcext:value-type="string">
            <text:p>138mA</text:p>
          </table:table-cell>
          <table:table-cell table:style-name="ce8"/>
          <table:table-cell table:style-name="ce19" office:value-type="string" calcext:value-type="string">
            <text:p><text:span text:style-name="T11">BT and WIFI are off.</text:span></text:p>
            <text:p>HotSpot is on.</text:p>
            <text:p>Disable 3G/4G data.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Connect to the hotspot using other device.</text:p>
            <text:p>2. Turn off screen of the test device.</text:p>
            <text:p><text:span text:style-name="T1">3. Wait 3 minutes for stable current.</text:span></text:p>
            <text:p><text:span text:style-name="T1">4. Measure the average current for 5 minutes.</text:span></text:p>
          </table:table-cell>
          <table:table-cell table:style-name="ce27"/>
          <table:table-cell table:number-columns-repeated="1004"/>
          <table:table-cell table:style-name="ce3"/>
        </table:table-row>
        <table:table-row table:style-name="ro14">
          <table:table-cell table:style-name="ce2" table:formula="of:=([.A15]+1)" office:value-type="float" office:value="15" calcext:value-type="float">
            <text:p>15</text:p>
          </table:table-cell>
          <table:table-cell table:style-name="ce4" office:value-type="string" calcext:value-type="string">
            <text:p>WIFI connected Idle</text:p>
          </table:table-cell>
          <table:table-cell table:style-name="ce6" office:value-type="string" calcext:value-type="string">
            <text:p>5.5mA</text:p>
          </table:table-cell>
          <table:table-cell table:style-name="ce8" office:value-type="string" calcext:value-type="string">
            <text:p>3.35mA</text:p>
          </table:table-cell>
          <table:table-cell table:style-name="ce8"/>
          <table:table-cell table:style-name="ce19" office:value-type="string" calcext:value-type="string">
            <text:p><text:span text:style-name="T11">Air plane mode on. </text:span></text:p>
            <text:p><text:span text:style-name="T11">WIFI is on.</text:span></text:p>
            <text:p><text:span text:style-name="T11">Hotspot OTA is available.</text:span></text:p>
            <text:p><text:span text:style-name="T11">No data download/upload task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Connect to WIFI hotspot OTA.</text:p>
            <text:p>2. Turn off screen.</text:p>
            <text:p><text:span text:style-name="T1">3. Wait 3 minutes for stable current.</text:span></text:p>
            <text:p><text:span text:style-name="T1">4. Measure the average current for 5 minutes.</text:span></text:p>
          </table:table-cell>
          <table:table-cell table:style-name="ce27"/>
          <table:table-cell table:number-columns-repeated="1004"/>
          <table:table-cell table:style-name="ce3"/>
        </table:table-row>
        <table:table-row table:style-name="ro15">
          <table:table-cell table:style-name="ce2" table:formula="of:=([.A16]+1)" office:value-type="float" office:value="16" calcext:value-type="float">
            <text:p>16</text:p>
          </table:table-cell>
          <table:table-cell table:style-name="ce4" office:value-type="string" calcext:value-type="string">
            <text:p>WIFI download</text:p>
          </table:table-cell>
          <table:table-cell table:style-name="ce6" office:value-type="string" calcext:value-type="string">
            <text:p>180mA</text:p>
          </table:table-cell>
          <table:table-cell table:style-name="ce8" office:value-type="string" calcext:value-type="string">
            <text:p>128mA</text:p>
          </table:table-cell>
          <table:table-cell table:style-name="ce8"/>
          <table:table-cell table:style-name="ce19" office:value-type="string" calcext:value-type="string">
            <text:p><text:span text:style-name="T11">Air plane mode on. </text:span></text:p>
            <text:p><text:span text:style-name="T11">WIFI is on.</text:span></text:p>
            <text:p><text:span text:style-name="T11">Hotspot OTA is available and good data download bandwidth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Connect to WIFI hotspot OTA.</text:p>
            <text:p>2. Turn off screen.</text:p>
            <text:p>3. Download the game: http://as.baidu.com/a/item?docid=6506770&amp;f=web_alad_6</text:p>
            <text:p><text:span text:style-name="T1">4. Wait 3 minutes for stable current.</text:span></text:p>
            <text:p><text:span text:style-name="T1">5. Measure the average current for 5 minutes.</text:span></text:p>
          </table:table-cell>
          <table:table-cell table:style-name="ce27"/>
          <table:table-cell table:number-columns-repeated="1004"/>
          <table:table-cell table:style-name="ce3"/>
        </table:table-row>
        <table:table-row table:style-name="ro16">
          <table:table-cell table:style-name="ce2" table:formula="of:=([.A17]+1)" office:value-type="float" office:value="17" calcext:value-type="float">
            <text:p>17</text:p>
          </table:table-cell>
          <table:table-cell table:style-name="ce4" office:value-type="string" calcext:value-type="string">
            <text:p>MP3 Playback</text:p>
            <text:p> Over speaker</text:p>
          </table:table-cell>
          <table:table-cell table:style-name="ce6" office:value-type="string" calcext:value-type="string">
            <text:p>71mA</text:p>
          </table:table-cell>
          <table:table-cell table:style-name="ce9" office:value-type="string" calcext:value-type="string">
            <text:p><text:span text:style-name="T2">Deafult voice:125mA</text:span></text:p>
            <text:p><text:span text:style-name="T2">Max voice:163mA</text:span></text:p>
          </table:table-cell>
          <table:table-cell table:style-name="ce9"/>
          <table:table-cell table:style-name="ce19" office:value-type="string" calcext:value-type="string">
            <text:p>Air plane mode on. </text:p>
            <text:p><text:span text:style-name="T11">Default Voice.75%</text:span></text:p>
            <text:p><text:span text:style-name="T11">Max Voice.</text:span></text:p>
            <text:p><text:span text:style-name="T11">BT and WIFI are off.</text:span></text:p>
            <text:p>Audio type:MP3 of 44.1 kHz 128 kbps stereo</text:p>
            <text:p>Audio name:Au4.mp3.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<text:span text:style-name="T1">. Set the player in replay mode</text:span></text:p>
            <text:p>2. Play the MP3.</text:p>
            <text:p>3. Turn off the screen.</text:p>
            <text:p>4. Measure the average current for 5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17">
          <table:table-cell table:style-name="ce2" table:formula="of:=([.A18]+1)" office:value-type="float" office:value="18" calcext:value-type="float">
            <text:p>18</text:p>
          </table:table-cell>
          <table:table-cell table:style-name="ce4" office:value-type="string" calcext:value-type="string">
            <text:p>MP3 Playback</text:p>
            <text:p> Over headset</text:p>
          </table:table-cell>
          <table:table-cell table:style-name="ce6" office:value-type="string" calcext:value-type="string">
            <text:p>71mA</text:p>
          </table:table-cell>
          <table:table-cell table:style-name="ce8" office:value-type="string" calcext:value-type="string">
            <text:p>Deafult voice:61mA</text:p>
            <text:p>Max voice:76.7mA</text:p>
          </table:table-cell>
          <table:table-cell table:style-name="ce8"/>
          <table:table-cell table:style-name="ce19" office:value-type="string" calcext:value-type="string">
            <text:p>Air plane mode on. </text:p>
            <text:p><text:span text:style-name="T11">Default Voice.75%</text:span></text:p>
            <text:p><text:span text:style-name="T11">Max Voice.</text:span></text:p>
            <text:p><text:span text:style-name="T11">BT and WIFI are off.</text:span></text:p>
            <text:p>Audio type:MP3 of 44.1 kHz 128 kbps stereo</text:p>
            <text:p>Audio name:Au4.mp3.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Plugin the headset to the phone.</text:p>
            <text:p><text:span text:style-name="T1">2. Set the player in replay mode</text:span></text:p>
            <text:p>3. Play the MP3.</text:p>
            <text:p>4. Turn off the screen.</text:p>
            <text:p>5. Measure the average current for 5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18">
          <table:table-cell table:style-name="ce2" table:formula="of:=([.A19]+1)" office:value-type="float" office:value="19" calcext:value-type="float">
            <text:p>19</text:p>
          </table:table-cell>
          <table:table-cell table:style-name="ce4" office:value-type="string" calcext:value-type="string">
            <text:p>MP3 Playback </text:p>
            <text:p>Over BT headset</text:p>
          </table:table-cell>
          <table:table-cell table:style-name="ce6" office:value-type="string" calcext:value-type="string">
            <text:p>TBD</text:p>
          </table:table-cell>
          <table:table-cell table:style-name="ce8" office:value-type="string" calcext:value-type="string">
            <text:p>68.75mA</text:p>
          </table:table-cell>
          <table:table-cell table:style-name="ce8"/>
          <table:table-cell table:style-name="ce21" office:value-type="string" calcext:value-type="string">
            <text:p>Air plane mode on.</text:p>
            <text:p><text:span text:style-name="T11">Default Voice.</text:span></text:p>
            <text:p>Audio type:MP3 of 44.1 kHz 128 kbps stereo</text:p>
            <text:p>Audio name:Au4.mp3.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Connect the BT headset to the phone.</text:p>
            <text:p><text:span text:style-name="T1">2. Set the player in replay mode</text:span></text:p>
            <text:p><text:span text:style-name="T1">3. Play the MP3.</text:span></text:p>
            <text:p>4. Turn off the screen.</text:p>
            <text:p>5. Measure the average current for 5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19">
          <table:table-cell table:style-name="ce2" table:formula="of:=([.A20]+1)" office:value-type="float" office:value="20" calcext:value-type="float">
            <text:p>20</text:p>
          </table:table-cell>
          <table:table-cell table:style-name="ce4" office:value-type="string" calcext:value-type="string">
            <text:p>Play Video</text:p>
          </table:table-cell>
          <table:table-cell table:style-name="ce6" office:value-type="string" calcext:value-type="string">
            <text:p>380mA</text:p>
          </table:table-cell>
          <table:table-cell table:style-name="ce8" office:value-type="string" calcext:value-type="string">
            <text:p>392mA</text:p>
          </table:table-cell>
          <table:table-cell table:style-name="ce8"/>
          <table:table-cell table:style-name="ce19" office:value-type="string" calcext:value-type="string">
            <text:p>Air plane mode on.</text:p>
            <text:p><text:span text:style-name="T11">Default Voice.</text:span></text:p>
            <text:p><text:span text:style-name="T11">Default brightness.</text:span></text:p>
            <text:p>Video type: MP4 of 30 fps,HD 1080p 20 Mbps AAC+ 96 kbps 44 KHz stereo.</text:p>
            <text:p>Audio name: Qtc88.mp4.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Play video.</text:p>
            <text:p>2. Measure the average current for the whole play cycle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0">
          <table:table-cell table:style-name="ce2" table:formula="of:=([.A21]+1)" office:value-type="float" office:value="21" calcext:value-type="float">
            <text:p>21</text:p>
          </table:table-cell>
          <table:table-cell table:style-name="ce4" office:value-type="string" calcext:value-type="string">
            <text:p>Front Camera Record Preview</text:p>
          </table:table-cell>
          <table:table-cell table:style-name="ce6" office:value-type="string" calcext:value-type="string">
            <text:p>560mA</text:p>
          </table:table-cell>
          <table:table-cell table:style-name="ce8" office:value-type="string" calcext:value-type="string">
            <text:p>601mA</text:p>
          </table:table-cell>
          <table:table-cell table:style-name="ce8" office:value-type="string" calcext:value-type="string">
            <text:p>536mA</text:p>
          </table:table-cell>
          <table:table-cell table:style-name="ce19" office:value-type="string" calcext:value-type="string">
            <text:p>Air plane mode on.</text:p>
            <text:p><text:span text:style-name="T11">Default brightness.</text:span></text:p>
            <text:p><text:span text:style-name="T11">In the same environment light brighness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Lauch front camera.</text:p>
            <text:p>2. Keep in recorder preview mode.</text:p>
            <text:p>3. Measure the average current for 3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1">
          <table:table-cell table:style-name="ce2" table:formula="of:=([.A22]+1)" office:value-type="float" office:value="22" calcext:value-type="float">
            <text:p>22</text:p>
          </table:table-cell>
          <table:table-cell table:style-name="ce4" office:value-type="string" calcext:value-type="string">
            <text:p>Rear Camera Record Preview</text:p>
          </table:table-cell>
          <table:table-cell table:style-name="ce6" office:value-type="string" calcext:value-type="string">
            <text:p>590mA</text:p>
          </table:table-cell>
          <table:table-cell table:style-name="ce8" office:value-type="string" calcext:value-type="string">
            <text:p/>
            <text:p>727mA</text:p>
          </table:table-cell>
          <table:table-cell table:style-name="ce12" office:value-type="string" calcext:value-type="string">
            <text:p>631mA</text:p>
          </table:table-cell>
          <table:table-cell table:style-name="ce19" office:value-type="string" calcext:value-type="string">
            <text:p>Air plane mode on.</text:p>
            <text:p><text:span text:style-name="T11">Default brightness.</text:span></text:p>
            <text:p><text:span text:style-name="T11">In the same environment light brighness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Lauch rear camera.</text:p>
            <text:p>2. Keep in recorder preview mode.</text:p>
            <text:p>3. Measure the average current for 3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2">
          <table:table-cell table:style-name="ce2" table:formula="of:=([.A23]+1)" office:value-type="float" office:value="23" calcext:value-type="float">
            <text:p>23</text:p>
          </table:table-cell>
          <table:table-cell table:style-name="ce4" office:value-type="string" calcext:value-type="string">
            <text:p>Front Camera Photo Preview</text:p>
          </table:table-cell>
          <table:table-cell table:style-name="ce6" office:value-type="string" calcext:value-type="string">
            <text:p>625mA</text:p>
          </table:table-cell>
          <table:table-cell table:style-name="ce7" office:value-type="string" calcext:value-type="string">
            <text:p>670mA</text:p>
          </table:table-cell>
          <table:table-cell table:style-name="ce13" office:value-type="string" calcext:value-type="string">
            <text:p>539mA</text:p>
          </table:table-cell>
          <table:table-cell table:style-name="ce19" office:value-type="string" calcext:value-type="string">
            <text:p>Air plane mode on.</text:p>
            <text:p><text:span text:style-name="T11">Default brightness.</text:span></text:p>
            <text:p><text:span text:style-name="T11">In the same environment light brighness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Lauch front camera.</text:p>
            <text:p>2. Keep in photo preview mode.</text:p>
            <text:p>3. Measure the average current for 3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1">
          <table:table-cell table:style-name="ce2" table:formula="of:=([.A24]+1)" office:value-type="float" office:value="24" calcext:value-type="float">
            <text:p>24</text:p>
          </table:table-cell>
          <table:table-cell table:style-name="ce4" office:value-type="string" calcext:value-type="string">
            <text:p>Rear Camera Photo Preview</text:p>
          </table:table-cell>
          <table:table-cell table:style-name="ce6" office:value-type="string" calcext:value-type="string">
            <text:p>657mA</text:p>
          </table:table-cell>
          <table:table-cell table:style-name="ce9" office:value-type="string" calcext:value-type="string">
            <text:p>832mA</text:p>
          </table:table-cell>
          <table:table-cell table:style-name="ce14" office:value-type="string" calcext:value-type="string">
            <text:p>589mA</text:p>
          </table:table-cell>
          <table:table-cell table:style-name="ce19" office:value-type="string" calcext:value-type="string">
            <text:p>Air plane mode on.</text:p>
            <text:p><text:span text:style-name="T11">Default brightness.</text:span></text:p>
            <text:p><text:span text:style-name="T11">In the same environment light brighness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Lauch rear camera.</text:p>
            <text:p>2. Keep in photo preview mode.</text:p>
            <text:p>3. Measure the average current for 3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3">
          <table:table-cell table:style-name="ce2" table:formula="of:=([.A25]+1)" office:value-type="float" office:value="25" calcext:value-type="float">
            <text:p>25</text:p>
          </table:table-cell>
          <table:table-cell table:style-name="ce4" office:value-type="string" calcext:value-type="string">
            <text:p>Front Camera Record</text:p>
          </table:table-cell>
          <table:table-cell table:style-name="ce6" office:value-type="string" calcext:value-type="string">
            <text:p>593mA</text:p>
          </table:table-cell>
          <table:table-cell table:style-name="ce8" office:value-type="string" calcext:value-type="string">
            <text:p>628mA</text:p>
          </table:table-cell>
          <table:table-cell table:style-name="ce8" office:value-type="string" calcext:value-type="string">
            <text:p>621mA</text:p>
          </table:table-cell>
          <table:table-cell table:style-name="ce19" office:value-type="string" calcext:value-type="string">
            <text:p>Air plane mode on.</text:p>
            <text:p><text:span text:style-name="T11">Default brightness.</text:span></text:p>
            <text:p><text:span text:style-name="T11">In the same environment light brighness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Lauch front camera.</text:p>
            <text:p>2. Start recorder.</text:p>
            <text:p>3. Measure the average current for 3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1">
          <table:table-cell table:style-name="ce2" table:formula="of:=([.A26]+1)" office:value-type="float" office:value="26" calcext:value-type="float">
            <text:p>26</text:p>
          </table:table-cell>
          <table:table-cell table:style-name="ce4" office:value-type="string" calcext:value-type="string">
            <text:p>Rear Camera Record</text:p>
          </table:table-cell>
          <table:table-cell table:style-name="ce6" office:value-type="string" calcext:value-type="string">
            <text:p>615mA</text:p>
          </table:table-cell>
          <table:table-cell table:style-name="ce8" office:value-type="string" calcext:value-type="string">
            <text:p>741mA</text:p>
          </table:table-cell>
          <table:table-cell table:style-name="ce12" office:value-type="string" calcext:value-type="string">
            <text:p>698mA</text:p>
          </table:table-cell>
          <table:table-cell table:style-name="ce19" office:value-type="string" calcext:value-type="string">
            <text:p>Air plane mode on.</text:p>
            <text:p><text:span text:style-name="T11">Default brightness.</text:span></text:p>
            <text:p><text:span text:style-name="T11">In the same environment light brighness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3" office:value-type="string" calcext:value-type="string">
            <text:p>1. Lauch rear camera.</text:p>
            <text:p>2. Start recorder.</text:p>
            <text:p>3. Measure the average current for 3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4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Rear Camera Photo Flash</text:p>
            <text:p> Peak Current</text:p>
          </table:table-cell>
          <table:table-cell table:style-name="ce6"/>
          <table:table-cell table:style-name="ce8" office:value-type="string" calcext:value-type="string">
            <text:p>1800mA</text:p>
          </table:table-cell>
          <table:table-cell table:style-name="ce8"/>
          <table:table-cell table:style-name="ce19"/>
          <table:table-cell table:style-name="ce23"/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5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Video Streaming Over WIFI</text:p>
          </table:table-cell>
          <table:table-cell table:style-name="ce6" office:value-type="string" calcext:value-type="string">
            <text:p>634mA</text:p>
          </table:table-cell>
          <table:table-cell table:style-name="ce8" table:number-columns-repeated="2"/>
          <table:table-cell table:style-name="ce16" office:value-type="string" calcext:value-type="string">
            <text:p>Default brightness.</text:p>
            <text:p><text:span text:style-name="T11">Default Voice.</text:span></text:p>
            <text:p>Install UC browser..</text:p>
            <text:p>Connect to WIFI hotspot.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5" office:value-type="string" calcext:value-type="string">
            <text:p><text:span text:style-name="T1">1. Play an online video with full screen:</text:span><text:span text:style-name="T22">百度视频《幸福从天而将》54集标清</text:span></text:p>
            <text:p>2. Measure the average current for 3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6">
          <table:table-cell table:style-name="ce2" table:formula="of:=([.A29]+1)" office:value-type="float" office:value="29" calcext:value-type="float">
            <text:p>29</text:p>
          </table:table-cell>
          <table:table-cell table:style-name="ce4" office:value-type="string" calcext:value-type="string">
            <text:p>Video Streaming Over 3G</text:p>
          </table:table-cell>
          <table:table-cell table:style-name="ce6" office:value-type="string" calcext:value-type="string">
            <text:p>TBD</text:p>
          </table:table-cell>
          <table:table-cell table:style-name="ce8" table:number-columns-repeated="2"/>
          <table:table-cell table:style-name="ce16" office:value-type="string" calcext:value-type="string">
            <text:p>Default brightness.</text:p>
            <text:p><text:span text:style-name="T11">Default Voice.</text:span></text:p>
            <text:p>Install UC browser.</text:p>
            <text:p>3G card+0dBm.</text:p>
            <text:p>Open data service.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5" office:value-type="string" calcext:value-type="string">
            <text:p><text:span text:style-name="T1">1. Play an online video with full screen:</text:span><text:span text:style-name="T22">百度视频《幸福从天而将》54集标清</text:span></text:p>
            <text:p>2. Measure the average current for 3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7">
          <table:table-cell table:style-name="ce2" table:formula="of:=([.A30]+1)" office:value-type="float" office:value="30" calcext:value-type="float">
            <text:p>30</text:p>
          </table:table-cell>
          <table:table-cell table:style-name="ce4" office:value-type="string" calcext:value-type="string">
            <text:p>Video Streaming Over 4G</text:p>
          </table:table-cell>
          <table:table-cell table:style-name="ce6" office:value-type="string" calcext:value-type="string">
            <text:p>TBD</text:p>
          </table:table-cell>
          <table:table-cell table:style-name="ce8" table:number-columns-repeated="2"/>
          <table:table-cell table:style-name="ce16" office:value-type="string" calcext:value-type="string">
            <text:p>Default brightness.</text:p>
            <text:p><text:span text:style-name="T11">Default Voice.</text:span></text:p>
            <text:p>Install UC browser.</text:p>
            <text:p><text:span text:style-name="T11">4G card+0dBm.</text:span></text:p>
            <text:p><text:span text:style-name="T11">Open data service.</text:span></text:p>
            <text:p><text:span text:style-name="T11">Use Agilent Power Supply as battery.</text:span></text:p>
            <text:p><text:span text:style-name="T11">In ambient temperature.</text:span></text:p>
          </table:table-cell>
          <table:table-cell table:style-name="ce25" office:value-type="string" calcext:value-type="string">
            <text:p><text:span text:style-name="T1">1. Play an online video with full screen:</text:span><text:span text:style-name="T22">百度视频《幸福从天而将》54集标清</text:span></text:p>
            <text:p>2. Measure the average current for 3 minutes.</text:p>
          </table:table-cell>
          <table:table-cell table:style-name="ce27"/>
          <table:table-cell table:style-name="Default" table:number-columns-repeated="8"/>
          <table:table-cell table:number-columns-repeated="987"/>
          <table:table-cell table:style-name="Default" table:number-columns-repeated="9"/>
          <table:table-cell/>
        </table:table-row>
        <table:table-row table:style-name="ro23">
          <table:table-cell table:style-name="Default" office:value-type="string" calcext:value-type="string">
            <text:p>Note: </text:p>
            <text:p>1. Currently, there is no 4G net available for test.</text:p>
            <text:p>2. Make sure all the camera cases are tested in the environment light brightness, it impacts the power consumption.</text:p>
            <text:p>3. As the network status impacts the speed of the download/upload, so a stable and good WIFI hotspot and internet resource is required for the inline related testcase.</text:p>
            <text:p>   So an internet inline video resource should be prepared for the related test.</text:p>
          </table:table-cell>
          <table:table-cell table:number-columns-repeated="2"/>
          <table:table-cell table:style-name="ce10" table:number-columns-repeated="2"/>
          <table:table-cell table:style-name="ce3"/>
          <table:table-cell table:style-name="ce10"/>
          <table:table-cell table:number-columns-repeated="1005"/>
          <table:table-cell table:style-name="ce3"/>
        </table:table-row>
        <table:table-row table:style-name="ro1" table:number-rows-repeated="65505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Battery Charge Test Case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39"/>
        <table:table-column table:style-name="co15" table:default-cell-style-name="ce39"/>
        <table:table-column table:style-name="co16" table:default-cell-style-name="ce46"/>
        <table:table-column table:style-name="co17" table:default-cell-style-name="Default"/>
        <table:table-column table:style-name="co8" table:number-columns-repeated="4" table:default-cell-style-name="Default"/>
        <table:table-row table:style-name="ro28">
          <table:table-cell table:style-name="ce31" office:value-type="string" calcext:value-type="string">
            <text:p>Case No</text:p>
          </table:table-cell>
          <table:table-cell table:style-name="ce31" office:value-type="string" calcext:value-type="string">
            <text:p>Test Case Name</text:p>
          </table:table-cell>
          <table:table-cell table:style-name="ce31" office:value-type="string" calcext:value-type="string">
            <text:p>Test Result</text:p>
          </table:table-cell>
          <table:table-cell table:style-name="ce31" office:value-type="string" calcext:value-type="string">
            <text:p>Expected Result</text:p>
          </table:table-cell>
          <table:table-cell table:style-name="ce43" office:value-type="string" calcext:value-type="string">
            <text:p>Test Condition</text:p>
          </table:table-cell>
          <table:table-cell table:style-name="ce47" office:value-type="string" calcext:value-type="string">
            <text:p>Test Description</text:p>
          </table:table-cell>
          <table:table-cell table:style-name="ce48" table:number-columns-repeated="3"/>
          <table:table-cell table:style-name="ce3"/>
        </table:table-row>
        <table:table-row table:style-name="ro29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Battery Discharge</text:p>
          </table:table-cell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Battery capacity changes from 100% to 0% indicating in battery_data file.</text:p>
            <text:p>Battery capacity goes low smoothly and no jump.</text:p>
            <text:p>Device auto shutdown for battery capacity 0%.</text:p>
          </table:table-cell>
          <table:table-cell table:style-name="ce44" office:value-type="string" calcext:value-type="string">
            <text:p>Battery is full charged to 100%.</text:p>
            <text:p><text:span text:style-name="T11">Device is in USB debug mode(adb is available).</text:span></text:p>
          </table:table-cell>
          <table:table-cell table:style-name="ce23" office:value-type="string" calcext:value-type="string">
            <text:p>1. Connect device to PC via USB cable.</text:p>
            <text:p>2. Logon ADB shell.</text:p>
            <text:p>3. Run shell command"su</text:p>
            <text:p>while true;do date &gt;&gt;/sdcard/battery_data;cat /sys/class/power_supply/battery/capacity &gt;&gt;/sdcard/battery_data;cat /sys/class/power_supply/battery/voltage_now &gt;&gt;/sdcard/battery_data;cat /sys/class/power_supply/battery/current_now &gt;&gt;/sdcard/battery_data;cat /sys/class/power_supply/battery/status &gt;&gt;/sdcard/battery_data;sleep 10;done &amp;"</text:p>
            <text:p>4. Plug out the USB cable.</text:p>
            <text:p>5. Keep heavy load(benchmark) on device till it uses out of battery to power off.</text:p>
            <text:p>6. Charge the device to boot up.</text:p>
            <text:p>7. Use command"adb pull /sdcard/battery_data ./" to get the battery data.</text:p>
          </table:table-cell>
          <table:table-cell table:style-name="ce49" table:number-columns-repeated="3"/>
          <table:table-cell table:style-name="ce27"/>
        </table:table-row>
        <table:table-row table:style-name="ro30">
          <table:table-cell table:style-name="ce32" table:formula="of:=([.A2]+1)" office:value-type="float" office:value="2" calcext:value-type="float">
            <text:p>2</text:p>
          </table:table-cell>
          <table:table-cell table:style-name="ce33" office:value-type="string" calcext:value-type="string">
            <text:p>Battery Charge Over USB PC</text:p>
          </table:table-cell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Battery capacity changes from 0% to 100% indicating in battery_data file.</text:p>
            <text:p>Charge current up to 500mA.</text:p>
            <text:p>Battery full charged time is within FULL*1.3/500 hours.</text:p>
          </table:table-cell>
          <table:table-cell table:style-name="ce44" office:value-type="string" calcext:value-type="string">
            <text:p>Charge the battery from flat 0%.</text:p>
            <text:p><text:span text:style-name="T11">Device is in USB debug mode(adb is available).</text:span></text:p>
          </table:table-cell>
          <table:table-cell table:style-name="ce25" office:value-type="string" calcext:value-type="string">
            <text:p><text:span text:style-name="T1">1. Connect device to PC via USB cable.</text:span></text:p>
            <text:p>2. Logon ADB shell.</text:p>
            <text:p>3. Run shell command"su</text:p>
            <text:p>while true;do date &gt;&gt;/sdcard/battery_data;cat /sys/class/power_supply/battery/capacity &gt;&gt;/sdcard/battery_data;cat /sys/class/power_supply/battery/voltage_now &gt;&gt;/sdcard/battery_data;cat /sys/class/power_supply/battery/current_now &gt;&gt;/sdcard/battery_data;cat /sys/class/power_supply/battery/status &gt;&gt;/sdcard/battery_data;sleep 10;done &amp;"</text:p>
            <text:p>4. Turn off screen and wait until the battery is fully charged.</text:p>
            <text:p>5. Use command"adb pull /data/battery_data ./" to get the battery data.</text:p>
          </table:table-cell>
          <table:table-cell table:style-name="ce49" table:number-columns-repeated="3"/>
          <table:table-cell table:style-name="ce27"/>
        </table:table-row>
        <table:table-row table:style-name="ro31">
          <table:table-cell table:style-name="ce32" table:formula="of:=([.A3]+1)" office:value-type="float" office:value="3" calcext:value-type="float">
            <text:p>3</text:p>
          </table:table-cell>
          <table:table-cell table:style-name="ce33" office:value-type="string" calcext:value-type="string">
            <text:p>Battery Charge Over USB Wall</text:p>
          </table:table-cell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Battery capacity changes from 0% to 100% indicating in battery_data file.</text:p>
            <text:p><text:span text:style-name="T1">Charge current up to 1500mA.</text:span></text:p>
            <text:p>Battery full charged time is within FULL*1.3/1500 hours.</text:p>
          </table:table-cell>
          <table:table-cell table:style-name="ce44" office:value-type="string" calcext:value-type="string">
            <text:p>Charge the battery from flat 1%.</text:p>
            <text:p><text:span text:style-name="T11">Device is in USB debug mode(adb is available).</text:span></text:p>
          </table:table-cell>
          <table:table-cell table:style-name="ce25" office:value-type="string" calcext:value-type="string">
            <text:p><text:span text:style-name="T1">1. Connect device to PC via USB cable.</text:span></text:p>
            <text:p>2. Logon ADB shell.</text:p>
            <text:p>3. Run shell command"su</text:p>
            <text:p>while true;do date &gt;&gt;/sdcard/battery_data;cat /sys/class/power_supply/battery/capacity &gt;&gt;/sdcard/battery_data;cat /sys/class/power_supply/battery/voltage_now &gt;&gt;/sdcard/battery_data;cat /sys/class/power_supply/battery/current_now &gt;&gt;/sdcard/battery_data;cat /sys/class/power_supply/battery/status &gt;&gt;/sdcard/battery_data;sleep 10;done &amp;"</text:p>
            <text:p>4. Switch charger to USB wall.</text:p>
            <text:p>5. Turn off screen and wait until the battery is fully charged.</text:p>
            <text:p>6. Use command"adb pull /sdcard/battery_data ./" to get the battery data.</text:p>
          </table:table-cell>
          <table:table-cell table:style-name="ce49" table:number-columns-repeated="3"/>
          <table:table-cell table:style-name="ce27"/>
        </table:table-row>
        <table:table-row table:style-name="ro31">
          <table:table-cell table:style-name="ce32" table:formula="of:=([.A4]+1)" office:value-type="float" office:value="4" calcext:value-type="float">
            <text:p>4</text:p>
          </table:table-cell>
          <table:table-cell table:style-name="ce33" office:value-type="string" calcext:value-type="string">
            <text:p>Battery Charge Over QC2.0</text:p>
          </table:table-cell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Battery capacity changes from 0% to 100% indicating in battery_data file.</text:p>
            <text:p><text:span text:style-name="T1">Charge current up to 2000mA.</text:span></text:p>
            <text:p>Battery full charged time is within FULL*1.3/2000 hours.</text:p>
          </table:table-cell>
          <table:table-cell table:style-name="ce44" office:value-type="string" calcext:value-type="string">
            <text:p>Charge the battery from flat 1%.</text:p>
            <text:p><text:span text:style-name="T11">Device is in USB debug mode(adb is available).</text:span></text:p>
          </table:table-cell>
          <table:table-cell table:style-name="ce25" office:value-type="string" calcext:value-type="string">
            <text:p><text:span text:style-name="T1">1. Connect device to PC via USB cable.</text:span></text:p>
            <text:p>2. Logon ADB shell.</text:p>
            <text:p>3. Run shell command"su</text:p>
            <text:p>while true;do date &gt;&gt;/sdcard/battery_data;cat /sys/class/power_supply/battery/capacity &gt;&gt;/sdcard/battery_data;cat /sys/class/power_supply/battery/voltage_now &gt;&gt;/sdcard/battery_data;cat /sys/class/power_supply/battery/current_now &gt;&gt;/sdcard/battery_data;cat /sys/class/power_supply/battery/status &gt;&gt;/sdcard/battery_data;sleep 10;done &amp;"</text:p>
            <text:p>4. Switch charger to QC2.0 charger.</text:p>
            <text:p>5. Turn off screen and wait until the battery is fully charged.</text:p>
            <text:p>6. Use command"adb pull /sdcard/battery_data ./" to get the battery data.</text:p>
          </table:table-cell>
          <table:table-cell table:style-name="ce49" table:number-columns-repeated="3"/>
          <table:table-cell table:style-name="ce27"/>
        </table:table-row>
        <table:table-row table:style-name="ro32">
          <table:table-cell table:style-name="ce32" office:value-type="float" office:value="5" calcext:value-type="float">
            <text:p>5</text:p>
          </table:table-cell>
          <table:table-cell table:style-name="ce33" office:value-type="string" calcext:value-type="string">
            <text:p>Charger Detect</text:p>
          </table:table-cell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Battery status bar shows charging status if charger plugins.</text:p>
            <text:p><text:span text:style-name="T1">Battery status bar shows discharging status if charger unplugins.</text:span></text:p>
          </table:table-cell>
          <table:table-cell table:style-name="ce45" office:value-type="string" calcext:value-type="string">
            <text:p>Battery is not full or depleted.</text:p>
            <text:p/>
          </table:table-cell>
          <table:table-cell table:style-name="ce23" office:value-type="string" calcext:value-type="string">
            <text:p>1. Boot up device from battery.</text:p>
            <text:p>2. Connect/disconnect device to USB PC port.</text:p>
            <text:p>3. Observe the battery status bar.</text:p>
            <text:p>4. Connect/disconnect device to USB wall charger.</text:p>
            <text:p>5. Observe the battery status bar.</text:p>
          </table:table-cell>
          <table:table-cell table:style-name="ce49" table:number-columns-repeated="3"/>
          <table:table-cell table:style-name="ce27"/>
        </table:table-row>
        <table:table-row table:style-name="ro33">
          <table:table-cell table:style-name="ce32" office:value-type="float" office:value="6" calcext:value-type="float">
            <text:p>6</text:p>
          </table:table-cell>
          <table:table-cell table:style-name="ce33" office:value-type="string" calcext:value-type="string">
            <text:p>Dead Battery Charge</text:p>
          </table:table-cell>
          <table:table-cell table:style-name="ce35" office:value-type="string" calcext:value-type="string">
            <text:p>PASS</text:p>
          </table:table-cell>
          <table:table-cell table:style-name="ce35" office:value-type="string" calcext:value-type="string">
            <text:p>The device boots up within 5 minutes after USB charger plugin.</text:p>
            <text:p>USB port shows F006.</text:p>
          </table:table-cell>
          <table:table-cell table:style-name="ce45" office:value-type="string" calcext:value-type="string">
            <text:p>Battery is depleted.</text:p>
          </table:table-cell>
          <table:table-cell table:style-name="ce23" office:value-type="string" calcext:value-type="string">
            <text:p>1. Connect device to USB charger.</text:p>
            <text:p>2. Wait for about 3 to 5 minutes..</text:p>
          </table:table-cell>
          <table:table-cell table:style-name="ce49" table:number-columns-repeated="3"/>
          <table:table-cell table:style-name="ce27"/>
        </table:table-row>
        <table:table-row table:style-name="ro28">
          <table:table-cell table:style-name="ce32" table:formula="of:=([.A7]+1)" office:value-type="float" office:value="7" calcext:value-type="float">
            <text:p>7</text:p>
          </table:table-cell>
          <table:table-cell table:style-name="ce33" office:value-type="string" calcext:value-type="string">
            <text:p>Power Off Charge</text:p>
          </table:table-cell>
          <table:table-cell table:style-name="ce35" office:value-type="string" calcext:value-type="string">
            <text:p>PASS</text:p>
          </table:table-cell>
          <table:table-cell table:style-name="ce40" office:value-type="string" calcext:value-type="string">
            <text:p>Power off charge animation displays</text:p>
          </table:table-cell>
          <table:table-cell table:style-name="ce45" office:value-type="string" calcext:value-type="string">
            <text:p>The device is in Power Off.</text:p>
          </table:table-cell>
          <table:table-cell table:style-name="ce23" office:value-type="string" calcext:value-type="string">
            <text:p>1. Connect device to USB charger.</text:p>
          </table:table-cell>
          <table:table-cell table:style-name="ce49" table:number-columns-repeated="3"/>
          <table:table-cell table:style-name="ce27"/>
        </table:table-row>
        <table:table-row table:style-name="ro34">
          <table:table-cell table:style-name="ce32" table:formula="of:=([.A8]+1)" office:value-type="float" office:value="8" calcext:value-type="float">
            <text:p>8</text:p>
          </table:table-cell>
          <table:table-cell table:style-name="ce34" office:value-type="string" calcext:value-type="string">
            <text:p>低温条件下手机充电</text:p>
          </table:table-cell>
          <table:table-cell table:style-name="ce36" office:value-type="string" calcext:value-type="string">
            <text:p><text:span text:style-name="T25">1. 开机模式下，插充电器和电池，无SIM卡</text:span></text:p>
            <text:p><text:span text:style-name="T25">2. 0</text:span><text:span text:style-name="T26">o</text:span><text:span text:style-name="T27">C，放置4天</text:span></text:p>
            <text:p><text:span text:style-name="T28">3. 验证手机低温充电功能</text:span></text:p>
          </table:table-cell>
          <table:table-cell table:style-name="ce41" office:value-type="string" calcext:value-type="string">
            <text:p>测试后手机功能完好，无显示异常，死机并且测试中充电正常</text:p>
          </table:table-cell>
          <table:table-cell table:style-name="ce34" office:value-type="string" calcext:value-type="string">
            <text:p>快充2A充电</text:p>
          </table:table-cell>
          <table:table-cell table:number-columns-repeated="5"/>
        </table:table-row>
        <table:table-row table:style-name="ro35">
          <table:table-cell table:style-name="ce32" table:formula="of:=([.A9]+1)" office:value-type="float" office:value="9" calcext:value-type="float">
            <text:p>9</text:p>
          </table:table-cell>
          <table:table-cell table:style-name="ce34" office:value-type="string" calcext:value-type="string">
            <text:p>高温条件下手机充电</text:p>
          </table:table-cell>
          <table:table-cell table:style-name="ce36" office:value-type="string" calcext:value-type="string">
            <text:p><text:span text:style-name="T25">1. 测试之前电池放电</text:span></text:p>
            <text:p><text:span text:style-name="T25">2. 开机模式下，插充电器和电池，无SIM卡</text:span></text:p>
            <text:p><text:span text:style-name="T25">3. 55</text:span><text:span text:style-name="T26">o</text:span><text:span text:style-name="T27">C，放置8小时</text:span></text:p>
            <text:p><text:span text:style-name="T28">4. 验证手机高温充电保护功能</text:span></text:p>
          </table:table-cell>
          <table:table-cell table:style-name="ce42" office:value-type="string" calcext:value-type="string">
            <text:p><text:span text:style-name="T39">电池温度在</text:span><text:span text:style-name="T40">52.5</text:span><text:span text:style-name="T41">到</text:span><text:span text:style-name="T40">57.5</text:span><text:span text:style-name="T41">度时手机需报警</text:span><text:span text:style-name="T40">，</text:span><text:span text:style-name="T41">如果一直不报警或者在此温度范围外报警都不能接受</text:span></text:p>
          </table:table-cell>
          <table:table-cell table:style-name="ce34" office:value-type="string" calcext:value-type="string">
            <text:p>快充2A充电</text:p>
          </table:table-cell>
          <table:table-cell table:number-columns-repeated="5"/>
        </table:table-row>
        <table:table-row table:style-name="ro35">
          <table:table-cell table:style-name="ce32" table:formula="of:=([.A10]+1)" office:value-type="float" office:value="10" calcext:value-type="float">
            <text:p>10</text:p>
          </table:table-cell>
          <table:table-cell table:style-name="ce34" office:value-type="string" calcext:value-type="string">
            <text:p>充电状态下手机通话</text:p>
          </table:table-cell>
          <table:table-cell table:style-name="ce37" office:value-type="string" calcext:value-type="string">
            <text:p><text:span text:style-name="T29">1.</text:span><text:span text:style-name="T30">电池电量在</text:span><text:span text:style-name="T31">3.7V</text:span><text:span text:style-name="T32">以下</text:span></text:p>
            <text:p><text:span text:style-name="T33">2.</text:span><text:span text:style-name="T34">手机处于充电状态</text:span></text:p>
            <text:p><text:span text:style-name="T33">3.</text:span><text:span text:style-name="T34">手机连</text:span><text:span text:style-name="T35">CMU200</text:span><text:span text:style-name="T34">或</text:span><text:span text:style-name="T35">8960，</text:span><text:span text:style-name="T34">并设置为手机最大发射功率状态</text:span><text:span text:style-name="T35">(GSM/WCDMA)，</text:span><text:span text:style-name="T34">免提最大音量通话</text:span></text:p>
            <text:p><text:span text:style-name="T36">4.25°C，持续1小时</text:span></text:p>
            <text:p><text:span text:style-name="T37">5.</text:span><text:span text:style-name="T38">用温度测量仪测试手机如下点表面的温度变化</text:span><text:span text:style-name="T37">，</text:span><text:span text:style-name="T38">射频</text:span><text:span text:style-name="T37">PA，CPU，flash，</text:span><text:span text:style-name="T38">电池连接器</text:span><text:span text:style-name="T37">，</text:span><text:span text:style-name="T38">听筒</text:span><text:span text:style-name="T37">，</text:span><text:span text:style-name="T38">感光</text:span><text:span text:style-name="T37">Sensor</text:span></text:p>
          </table:table-cell>
          <table:table-cell table:style-name="ce34" office:value-type="string" calcext:value-type="string">
            <text:p><text:span text:style-name="T42">持续充电</text:span><text:span text:style-name="T43">+</text:span><text:span text:style-name="T44">通话</text:span><text:span text:style-name="T45">1</text:span><text:span text:style-name="T44">小时</text:span><text:span text:style-name="T45">，</text:span><text:span text:style-name="T44">手机表面各点的最大温升金属表面应小于</text:span><text:span text:style-name="T45">15</text:span><text:span text:style-name="T44">度</text:span><text:span text:style-name="T45">，</text:span><text:span text:style-name="T44">非金属表面应低于</text:span><text:span text:style-name="T45">18</text:span><text:span text:style-name="T44">度</text:span></text:p>
          </table:table-cell>
          <table:table-cell table:style-name="ce34" office:value-type="string" calcext:value-type="string">
            <text:p>快充2A充电</text:p>
            <text:p>2G GSM:</text:p>
            <text:p>免提+屏默认亮度+GSM900 PL5+ 通话1h</text:p>
            <text:p>3G WCDMA:</text:p>
            <text:p>免提+ 默认亮度+WCDMA 0DB +通话1h</text:p>
          </table:table-cell>
          <table:table-cell table:number-columns-repeated="5"/>
        </table:table-row>
        <table:table-row table:style-name="ro36">
          <table:table-cell table:style-name="ce32" table:formula="of:=([.A11]+1)" office:value-type="float" office:value="11" calcext:value-type="float">
            <text:p>11</text:p>
          </table:table-cell>
          <table:table-cell table:style-name="ce34" office:value-type="string" calcext:value-type="string">
            <text:p>充电状态下玩游戏</text:p>
          </table:table-cell>
          <table:table-cell table:style-name="ce36" office:value-type="string" calcext:value-type="string">
            <text:p>1. 选择3D场景</text:p>
            <text:p>2. 持续充电+游戏1小时</text:p>
          </table:table-cell>
          <table:table-cell table:style-name="ce41" office:value-type="string" calcext:value-type="string">
            <text:p>手机表面各点的最大温升金属表面应小于15度, 非金属表面应低于18度</text:p>
          </table:table-cell>
          <table:table-cell table:style-name="ce34" office:value-type="string" calcext:value-type="string">
            <text:p>快充2A充电</text:p>
          </table:table-cell>
          <table:table-cell table:number-columns-repeated="5"/>
        </table:table-row>
        <table:table-row table:style-name="ro37">
          <table:table-cell table:style-name="ce32" table:formula="of:=([.A12]+1)" office:value-type="float" office:value="12" calcext:value-type="float">
            <text:p>12</text:p>
          </table:table-cell>
          <table:table-cell table:style-name="ce34" office:value-type="string" calcext:value-type="string">
            <text:p>充电状态下视频</text:p>
          </table:table-cell>
          <table:table-cell table:style-name="ce38" office:value-type="string" calcext:value-type="string">
            <text:p>持续充电+视频1小时 </text:p>
          </table:table-cell>
          <table:table-cell table:style-name="ce41" office:value-type="string" calcext:value-type="string">
            <text:p>手机表面各点的最大温升金属表面应小于15度, 非金属表面应低于18度</text:p>
          </table:table-cell>
          <table:table-cell table:style-name="ce34" office:value-type="string" calcext:value-type="string">
            <text:p>快充2A充电</text:p>
          </table:table-cell>
          <table:table-cell table:number-columns-repeated="5"/>
        </table:table-row>
        <table:table-row table:style-name="ro34">
          <table:table-cell table:style-name="ce32" table:formula="of:=([.A13]+1)" office:value-type="float" office:value="13" calcext:value-type="float">
            <text:p>13</text:p>
          </table:table-cell>
          <table:table-cell table:style-name="ce34" office:value-type="string" calcext:value-type="string">
            <text:p>手机湿热条件充电</text:p>
          </table:table-cell>
          <table:table-cell table:style-name="ce36" office:value-type="string" calcext:value-type="string">
            <text:p><text:span text:style-name="T25">1. 开机模式下，插充电器和电池，无SIM卡</text:span></text:p>
            <text:p><text:span text:style-name="T25">2. 40</text:span><text:span text:style-name="T26">o</text:span><text:span text:style-name="T27">C 93%，放置4天</text:span></text:p>
            <text:p><text:span text:style-name="T28">3. 验证手机高温充电功能</text:span></text:p>
          </table:table-cell>
          <table:table-cell table:style-name="ce41" office:value-type="string" calcext:value-type="string">
            <text:p>测试后手机功能完好，无显示异常，死机并且测试中充电正常</text:p>
          </table:table-cell>
          <table:table-cell table:style-name="ce34" office:value-type="string" calcext:value-type="string">
            <text:p>快充2A充电</text:p>
          </table:table-cell>
          <table:table-cell table:number-columns-repeated="5"/>
        </table:table-row>
        <table:table-row table:style-name="ro28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8" table:number-rows-repeated="65518">
          <table:table-cell table:number-columns-repeated="10"/>
        </table:table-row>
        <table:table-row table:style-name="ro28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Arial1" svg:font-family="Arial" style:font-family-generic="swiss"/>
    <style:font-face style:name="MS Sans Serif" svg:font-family="'MS Sans Serif'" style:font-family-generic="swiss"/>
    <style:font-face style:name="楷体_GB2312" svg:font-family="楷体_GB2312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130">
      <number:year/>
      <number:text>／</number:text>
      <number:month/>
      <number:text>／</number:text>
      <number:day/>
    </number:date-style>
    <number:number-style style:name="N131">
      <number:number number:decimal-places="2" number:min-integer-digits="1"/>
      <number:text> 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zh" number:country="CN">
      <number:month/>
      <number:text>-</number:text>
      <number:day/>
      <number:text>-</number:text>
      <number:year/>
    </number:date-style>
    <number:time-style style:name="N10131" number:language="zh" number:country="CN">
      <number:hours/>
      <number:text>时</number:text>
      <number:minutes number:style="long"/>
      <number:text>分</number:text>
    </number:time-style>
    <number:time-style style:name="N10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3" number:language="zh" number:country="CN">
      <number:am-pm/>
      <number:hours/>
      <number:text>时</number:text>
      <number:minutes number:style="long"/>
      <number:text>分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6P0" style:volatile="true" number:language="zh" number:country="CN">
      <number:text>￥</number:text>
      <number:number number:decimal-places="2" number:min-integer-digits="1" number:grouping="true"/>
    </number:number-style>
    <number:number-style style:name="N10136" number:language="zh" number:country="CN">
      <number:text>-￥</number:text>
      <number:number number:decimal-places="2" number:min-integer-digits="1" number:grouping="true"/>
      <style:map style:condition="value()&gt;=0" style:apply-style-name="N10136P0"/>
    </number:number-style>
    <number:number-style style:name="N10138P0" style:volatile="true" number:language="zh" number:country="CN">
      <number:text>￥</number:text>
      <number:number number:decimal-places="0" number:min-integer-digits="1" number:grouping="true"/>
    </number:number-style>
    <number:number-style style:name="N10138" number:language="zh" number:country="CN">
      <number:text>￥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text>￥</number:text>
      <number:number number:decimal-places="0" number:min-integer-digits="1" number:grouping="true"/>
    </number:number-style>
    <number:number-style style:name="N10139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text>￥</number:text>
      <number:number number:decimal-places="2" number:min-integer-digits="1" number:grouping="true"/>
    </number:number-style>
    <number:number-style style:name="N10140" number:language="zh" number:country="CN">
      <number:text>￥-</number:text>
      <number:number number: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text>￥</number:text>
      <number:number number:decimal-places="2" number:min-integer-digits="1" number:grouping="true"/>
    </number:number-style>
    <number:number-style style:name="N10141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number:number number:decimal-places="0" number:min-integer-digits="1" number:grouping="true"/>
    </number:number-style>
    <number:number-style style:name="N10142" number:language="zh" number:country="CN">
      <number:text>-</number:text>
      <number:number number: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number:min-integer-digits="1" number:grouping="true"/>
    </number:number-style>
    <number:number-style style:name="N10144" number:language="zh" number:country="CN">
      <number:text>-</number:text>
      <number:number number: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number:number number:decimal-places="0" number:min-integer-digits="1" number:grouping="true"/>
      <number:text> </number:text>
    </number:number-style>
    <number:number-style style:name="N10149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10149P2" style:volatile="true" number:language="zh" number:country="CN">
      <number:text> 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10153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10153P2" style:volatile="true" number:language="zh" number:country="CN">
      <number:text> ￥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number:number number:decimal-places="2" number:min-integer-digits="1" number:grouping="true"/>
      <number:text> </number:text>
    </number:number-style>
    <number:number-style style:name="N10157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10157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10161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10161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zh" number:country="CN">
      <number:minutes number:style="long"/>
      <number:text>:</number:text>
      <number:seconds number:style="long"/>
    </number:time-style>
    <number:time-style style:name="N10163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zh" number:country="CN">
      <number:minutes number:style="long"/>
      <number:text>:</number:text>
      <number:seconds number:style="long" number:decimal-places="1"/>
    </number:time-style>
    <number:number-style style:name="N10165" number:language="zh" number:country="CN">
      <number:scientific-number number:decimal-places="1" number:min-integer-digits="3" number:min-exponent-digits="1"/>
    </number:number-style>
    <number:date-style style:name="N20120" number:language="en" number:country="US">
      <number:month/>
      <number:text>/</number:text>
      <number:day/>
      <number:text>/</number:text>
      <number:year number:style="long"/>
    </number:date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  <number:text> </number:text>
      <number:am-pm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</number:time-style>
    <number:time-style style:name="N2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number:min-integer-digits="1" number:grouping="true"/>
      <number:text> </number:text>
    </number:number-style>
    <number:number-style style:name="N2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number:min-integer-digits="1" number:grouping="true"/>
      <number:text> </number:text>
    </number:number-style>
    <number:number-style style:name="N2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0133P0"/>
    </number:number-style>
    <number:number-style style:name="N20134P0" style:volatile="true" number:language="en" number:country="US">
      <number:number number:decimal-places="2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34P0"/>
    </number:number-style>
    <number:currency-style style:name="N2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6P0"/>
    </number:currency-style>
    <number:currency-style style:name="N2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37P0"/>
    </number:currency-style>
    <number:currency-style style:name="N2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39P0"/>
    </number:currency-style>
    <number:currency-style style:name="N2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40P0"/>
    </number:currency-style>
    <number:number-style style:name="N20143P0" style:volatile="true" number:language="en" number:country="US">
      <number:number number:decimal-places="0" number:min-integer-digits="1" number:grouping="true"/>
      <number:text> </number:text>
    </number:number-style>
    <number:number-style style:name="N2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20143P2" style:volatile="true" number:language="en" number:country="US">
      <number:text> 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20146P2" style:volatile="true" number:language="en" number:country="US">
      <number:currency-symbol/>
      <number:text>- </number:text>
    </number:currency-style>
    <number:text-style style:name="N20146" number:language="en" number:country="US">
      <number:text-content/>
      <number:text> </number:text>
      <style:map style:condition="value()&gt;0" style:apply-style-name="N20146P0"/>
      <style:map style:condition="value()&lt;0" style:apply-style-name="N20146P1"/>
      <style:map style:condition="value()=0" style:apply-style-name="N20146P2"/>
    </number:text-style>
    <number:number-style style:name="N20149P0" style:volatile="true" number:language="en" number:country="US">
      <number:number number:decimal-places="2" number:min-integer-digits="1" number:grouping="true"/>
      <number:text> </number:text>
    </number:number-style>
    <number:number-style style:name="N2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2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20149" number:language="en" number:country="US"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currency-style style:name="N2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2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20152" number:language="en" number:country="US"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time-style style:name="N20153" number:language="en" number:country="US">
      <number:minutes number:style="long"/>
      <number:text>:</number:text>
      <number:seconds number:style="long"/>
    </number:time-style>
    <number:time-style style:name="N2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5" number:language="en" number:country="US">
      <number:minutes number:style="long"/>
      <number:text>:</number:text>
      <number:seconds number:style="long" number:decimal-places="1"/>
    </number:time-style>
    <number:number-style style:name="N2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ext-properties fo:color="#800000"/>
    </style:style>
    <style:style style:name="Excel_5f_CondFormat_5f_1_5f_2_5f_2" style:display-name="Excel_CondFormat_1_2_2" style:family="table-cell" style:parent-style-name="Default">
      <style:text-properties fo:color="#0047ff"/>
    </style:style>
    <style:style style:name="Excel_5f_CondFormat_5f_1_5f_2_5f_3" style:display-name="Excel_CondFormat_1_2_3" style:family="table-cell" style:parent-style-name="Default">
      <style:text-properties fo:color="#000080"/>
    </style:style>
    <style:style style:name="Excel_5f_CondFormat_5f_1_5f_3_5f_1" style:display-name="Excel_CondFormat_1_3_1" style:family="table-cell" style:parent-style-name="Default">
      <style:text-properties fo:color="#800000"/>
    </style:style>
    <style:style style:name="Excel_5f_CondFormat_5f_1_5f_3_5f_2" style:display-name="Excel_CondFormat_1_3_2" style:family="table-cell" style:parent-style-name="Default">
      <style:text-properties fo:color="#0047ff"/>
    </style:style>
    <style:style style:name="Excel_5f_CondFormat_5f_1_5f_3_5f_3" style:display-name="Excel_CondFormat_1_3_3" style:family="table-cell" style:parent-style-name="Default">
      <style:text-properties fo:color="#000080"/>
    </style:style>
    <style:style style:name="Excel_5f_CondFormat_5f_1_5f_1_5f_1" style:display-name="Excel_CondFormat_1_1_1" style:family="table-cell" style:parent-style-name="Default">
      <style:text-properties fo:color="#800000"/>
    </style:style>
    <style:style style:name="Excel_5f_CondFormat_5f_1_5f_1_5f_2" style:display-name="Excel_CondFormat_1_1_2" style:family="table-cell" style:parent-style-name="Default">
      <style:text-properties fo:color="#0047ff"/>
    </style:style>
    <style:style style:name="Excel_5f_CondFormat_5f_1_5f_1_5f_3" style:display-name="Excel_CondFormat_1_1_3" style:family="table-cell" style:parent-style-name="Default">
      <style:text-properties fo:color="#ffff00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0:30:53.705630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16:46:59.18</meta:creation-date>
    <meta:editing-duration>P11DT11H20M54S</meta:editing-duration>
    <meta:editing-cycles>418</meta:editing-cycles>
    <meta:generator>LibreOffice/4.2.6.3$Linux_X86_64 LibreOffice_project/420m0$Build-3</meta:generator>
    <dc:date>2015-04-13T10:30:14.058178510</dc:date>
    <meta:document-statistic meta:table-count="2" meta:cell-count="267" meta:object-count="0"/>
    <meta:user-defined meta:name="Info 1"/>
    <meta:user-defined meta:name="Info 2"/>
    <meta:user-defined meta:name="Info 3"/>
    <meta:user-defined meta:name="Info 4"/>
  </office:meta>
</office:document-meta>
</file>